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">
            <text:p>11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2">
            <text:p>13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04">
            <text:p>20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190">
            <text:p>1019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416">
            <text:p>1041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440">
            <text:p>1144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6">
            <text:p>2020-12-2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4 - 0.98)">
            <text:p>(0.54 - 0.9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8">
            <text:p>0.7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92.375">
            <text:p>692.37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18943936441313">
            <text:p>0.0518943936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690871281418">
            <text:p>1.1869087128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3.7005312101692">
            <text:p>13.700531210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57.75">
            <text:p>757.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22910772203437">
            <text:p>0.052291077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837810951466">
            <text:p>1.1883781095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3.5991832587176">
            <text:p>13.599183258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94.25">
            <text:p>494.25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304359874376501">
            <text:p>0.0304359874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834160072113">
            <text:p>1.1083416007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3.1187761634557">
            <text:p>23.118776163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91.75">
            <text:p>291.75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85532591414944">
            <text:p>0.0185532591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6561108490778">
            <text:p>1.065611084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659">
            <text:p>14659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51">
            <text:p>251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71225868067399">
            <text:p>0.0171225868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050369246234">
            <text:p>1.0605036925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661">
            <text:p>15661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355.25">
            <text:p>355.2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226837366707107">
            <text:p>0.022683736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8040160008981">
            <text:p>1.0804016001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30.9022885181646">
            <text:p>30.902288518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262">
            <text:p>11262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838.75">
            <text:p>838.75</text:p>
          </table:table-cell>
          <table:table-cell office:value-type="float" office:value="420.75">
            <text:p>420.75</text:p>
          </table:table-cell>
          <table:table-cell office:value-type="float" office:value="0.0733140067134574">
            <text:p>0.0733140067</text:p>
          </table:table-cell>
          <table:table-cell office:value-type="float" office:value="0.0744761143668975">
            <text:p>0.0744761144</text:p>
          </table:table-cell>
          <table:table-cell office:value-type="float" office:value="0.0261351636747624">
            <text:p>0.0261351637</text:p>
          </table:table-cell>
          <table:table-cell office:value-type="float" office:value="1.26713391291465">
            <text:p>1.2671339129</text:p>
          </table:table-cell>
          <table:table-cell office:value-type="float" office:value="1.27153791584208">
            <text:p>1.2715379158</text:p>
          </table:table-cell>
          <table:table-cell office:value-type="float" office:value="1.09281184455107">
            <text:p>1.0928118446</text:p>
          </table:table-cell>
          <table:table-cell office:value-type="float" office:value="9.79698588120526">
            <text:p>9.7969858812</text:p>
          </table:table-cell>
          <table:table-cell office:value-type="float" office:value="9.64939763120731">
            <text:p>9.6493976312</text:p>
          </table:table-cell>
          <table:table-cell office:value-type="float" office:value="26.8667148853677">
            <text:p>26.866714885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712">
            <text:p>10712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145.25">
            <text:p>145.25</text:p>
          </table:table-cell>
          <table:table-cell office:value-type="float" office:value="381.125">
            <text:p>381.125</text:p>
          </table:table-cell>
          <table:table-cell office:value-type="float" office:value="0.0649509803921569">
            <text:p>0.0649509804</text:p>
          </table:table-cell>
          <table:table-cell office:value-type="float" office:value="0.0135595593726662">
            <text:p>0.0135595594</text:p>
          </table:table-cell>
          <table:table-cell office:value-type="float" office:value="0.0242971439500191">
            <text:p>0.024297144</text:p>
          </table:table-cell>
          <table:table-cell office:value-type="float" office:value="1.2355969458862">
            <text:p>1.2355969459</text:p>
          </table:table-cell>
          <table:table-cell office:value-type="float" office:value="1.04781882663908">
            <text:p>1.0478188266</text:p>
          </table:table-cell>
          <table:table-cell office:value-type="float" office:value="1.08619709218516">
            <text:p>1.0861970922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28.8731152267303">
            <text:p>28.87311522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910">
            <text:p>10910</text:p>
          </table:table-cell>
          <table:table-cell office:value-type="float" office:value="15737">
            <text:p>15737</text:p>
          </table:table-cell>
          <table:table-cell office:value-type="float" office:value="347.5">
            <text:p>347.5</text:p>
          </table:table-cell>
          <table:table-cell office:value-type="float" office:value="153">
            <text:p>153</text:p>
          </table:table-cell>
          <table:table-cell office:value-type="float" office:value="440.5">
            <text:p>440.5</text:p>
          </table:table-cell>
          <table:table-cell office:value-type="float" office:value="0.0453300286981477">
            <text:p>0.0453300287</text:p>
          </table:table-cell>
          <table:table-cell office:value-type="float" office:value="0.0140238313473877">
            <text:p>0.0140238313</text:p>
          </table:table-cell>
          <table:table-cell office:value-type="float" office:value="0.0279913579462413">
            <text:p>0.0279913579</text:p>
          </table:table-cell>
          <table:table-cell office:value-type="float" office:value="1.162682530987">
            <text:p>1.162682531</text:p>
          </table:table-cell>
          <table:table-cell office:value-type="float" office:value="1.04946887869335">
            <text:p>1.0494688787</text:p>
          </table:table-cell>
          <table:table-cell office:value-type="float" office:value="1.09950544440641">
            <text:p>1.0995054444</text:p>
          </table:table-cell>
          <table:table-cell office:value-type="float" office:value="15.6351389231078">
            <text:p>15.6351389231</text:p>
          </table:table-cell>
          <table:table-cell office:value-type="float" office:value="0">
            <text:p>0</text:p>
          </table:table-cell>
          <table:table-cell office:value-type="float" office:value="25.1078783696589">
            <text:p>25.107878369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56">
            <text:p>11256</text:p>
          </table:table-cell>
          <table:table-cell office:value-type="float" office:value="17303">
            <text:p>17303</text:p>
          </table:table-cell>
          <table:table-cell office:value-type="float" office:value="342.5">
            <text:p>342.5</text:p>
          </table:table-cell>
          <table:table-cell office:value-type="float" office:value="279">
            <text:p>279</text:p>
          </table:table-cell>
          <table:table-cell office:value-type="float" office:value="342.75">
            <text:p>342.75</text:p>
          </table:table-cell>
          <table:table-cell office:value-type="float" office:value="0.041126320845341">
            <text:p>0.0411263208</text:p>
          </table:table-cell>
          <table:table-cell office:value-type="float" office:value="0.0247867803837953">
            <text:p>0.0247867804</text:p>
          </table:table-cell>
          <table:table-cell office:value-type="float" office:value="0.0198087036930012">
            <text:p>0.0198087037</text:p>
          </table:table-cell>
          <table:table-cell office:value-type="float" office:value="1.14725721652059">
            <text:p>1.1472572165</text:p>
          </table:table-cell>
          <table:table-cell office:value-type="float" office:value="1.0879579249276">
            <text:p>1.0879579249</text:p>
          </table:table-cell>
          <table:table-cell office:value-type="float" office:value="1.07009953701982">
            <text:p>1.070099537</text:p>
          </table:table-cell>
          <table:table-cell office:value-type="float" office:value="17.1983470247398">
            <text:p>17.1983470247</text:p>
          </table:table-cell>
          <table:table-cell office:value-type="float" office:value="28.3095487981584">
            <text:p>28.30954879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8810">
            <text:p>8810</text:p>
          </table:table-cell>
          <table:table-cell office:value-type="float" office:value="11664">
            <text:p>11664</text:p>
          </table:table-cell>
          <table:table-cell office:value-type="float" office:value="17904">
            <text:p>17904</text:p>
          </table:table-cell>
          <table:table-cell office:value-type="float" office:value="88.5">
            <text:p>88.5</text:p>
          </table:table-cell>
          <table:table-cell office:value-type="float" office:value="354.75">
            <text:p>354.75</text:p>
          </table:table-cell>
          <table:table-cell office:value-type="float" office:value="181.875">
            <text:p>181.875</text:p>
          </table:table-cell>
          <table:table-cell office:value-type="float" office:value="0.0100454029511918">
            <text:p>0.010045403</text:p>
          </table:table-cell>
          <table:table-cell office:value-type="float" office:value="0.0304140946502058">
            <text:p>0.0304140947</text:p>
          </table:table-cell>
          <table:table-cell office:value-type="float" office:value="0.0101583445040214">
            <text:p>0.0101583445</text:p>
          </table:table-cell>
          <table:table-cell office:value-type="float" office:value="1.03535669416526">
            <text:p>1.0353566942</text:p>
          </table:table-cell>
          <table:table-cell office:value-type="float" office:value="1.10826236489637">
            <text:p>1.1082623649</text:p>
          </table:table-cell>
          <table:table-cell office:value-type="float" office:value="1.03575646201168">
            <text:p>1.035756462</text:p>
          </table:table-cell>
          <table:table-cell office:value-type="float" office:value="0">
            <text:p>0</text:p>
          </table:table-cell>
          <table:table-cell office:value-type="float" office:value="23.1351706093187">
            <text:p>23.13517060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490">
            <text:p>8490</text:p>
          </table:table-cell>
          <table:table-cell office:value-type="float" office:value="11428">
            <text:p>11428</text:p>
          </table:table-cell>
          <table:table-cell office:value-type="float" office:value="17374">
            <text:p>17374</text:p>
          </table:table-cell>
          <table:table-cell office:value-type="float" office:value="95.125">
            <text:p>95.125</text:p>
          </table:table-cell>
          <table:table-cell office:value-type="float" office:value="306">
            <text:p>306</text:p>
          </table:table-cell>
          <table:table-cell office:value-type="float" office:value="280.125">
            <text:p>280.125</text:p>
          </table:table-cell>
          <table:table-cell office:value-type="float" office:value="0.0112043580683157">
            <text:p>0.0112043581</text:p>
          </table:table-cell>
          <table:table-cell office:value-type="float" office:value="0.0267763388169408">
            <text:p>0.0267763388</text:p>
          </table:table-cell>
          <table:table-cell office:value-type="float" office:value="0.0161232301139634">
            <text:p>0.0161232301</text:p>
          </table:table-cell>
          <table:table-cell office:value-type="float" office:value="1.03946130701296">
            <text:p>1.039461307</text:p>
          </table:table-cell>
          <table:table-cell office:value-type="float" office:value="1.09512245160735">
            <text:p>1.0951224516</text:p>
          </table:table-cell>
          <table:table-cell office:value-type="float" office:value="1.05694082415552">
            <text:p>1.0569408242</text:p>
          </table:table-cell>
          <table:table-cell office:value-type="float" office:value="0">
            <text:p>0</text:p>
          </table:table-cell>
          <table:table-cell office:value-type="float" office:value="26.2316027790273">
            <text:p>26.231602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476">
            <text:p>8476</text:p>
          </table:table-cell>
          <table:table-cell office:value-type="float" office:value="11610">
            <text:p>11610</text:p>
          </table:table-cell>
          <table:table-cell office:value-type="float" office:value="18033">
            <text:p>18033</text:p>
          </table:table-cell>
          <table:table-cell office:value-type="float" office:value="186">
            <text:p>186</text:p>
          </table:table-cell>
          <table:table-cell office:value-type="float" office:value="343.125">
            <text:p>343.125</text:p>
          </table:table-cell>
          <table:table-cell office:value-type="float" office:value="407.25">
            <text:p>407.25</text:p>
          </table:table-cell>
          <table:table-cell office:value-type="float" office:value="0.0219443133553563">
            <text:p>0.0219443134</text:p>
          </table:table-cell>
          <table:table-cell office:value-type="float" office:value="0.0295542635658915">
            <text:p>0.0295542636</text:p>
          </table:table-cell>
          <table:table-cell office:value-type="float" office:value="0.0225835967393113">
            <text:p>0.0225835967</text:p>
          </table:table-cell>
          <table:table-cell office:value-type="float" office:value="1.07774894040548">
            <text:p>1.0777489404</text:p>
          </table:table-cell>
          <table:table-cell office:value-type="float" office:value="1.10515189329067">
            <text:p>1.1051518933</text:p>
          </table:table-cell>
          <table:table-cell office:value-type="float" office:value="1.08004222551729">
            <text:p>1.0800422255</text:p>
          </table:table-cell>
          <table:table-cell office:value-type="float" office:value="31.9319622406632">
            <text:p>31.9319622407</text:p>
          </table:table-cell>
          <table:table-cell office:value-type="float" office:value="23.7982646866482">
            <text:p>23.7982646866</text:p>
          </table:table-cell>
          <table:table-cell office:value-type="float" office:value="31.037789727772">
            <text:p>31.037789727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45">
            <text:p>8945</text:p>
          </table:table-cell>
          <table:table-cell office:value-type="float" office:value="12779">
            <text:p>12779</text:p>
          </table:table-cell>
          <table:table-cell office:value-type="float" office:value="18030">
            <text:p>18030</text:p>
          </table:table-cell>
          <table:table-cell office:value-type="float" office:value="216.625">
            <text:p>216.625</text:p>
          </table:table-cell>
          <table:table-cell office:value-type="float" office:value="200.25">
            <text:p>200.25</text:p>
          </table:table-cell>
          <table:table-cell office:value-type="float" office:value="127.25">
            <text:p>127.25</text:p>
          </table:table-cell>
          <table:table-cell office:value-type="float" office:value="0.0242174399105646">
            <text:p>0.0242174399</text:p>
          </table:table-cell>
          <table:table-cell office:value-type="float" office:value="0.0156702402378903">
            <text:p>0.0156702402</text:p>
          </table:table-cell>
          <table:table-cell office:value-type="float" office:value="0.00705768164170826">
            <text:p>0.0070576816</text:p>
          </table:table-cell>
          <table:table-cell office:value-type="float" office:value="1.08591054910279">
            <text:p>1.0859105491</text:p>
          </table:table-cell>
          <table:table-cell office:value-type="float" office:value="1.05532713143368">
            <text:p>1.0553271314</text:p>
          </table:table-cell>
          <table:table-cell office:value-type="float" office:value="1.02479951505148">
            <text:p>1.0247995151</text:p>
          </table:table-cell>
          <table:table-cell office:value-type="float" office:value="28.9670103693247">
            <text:p>28.96701036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796">
            <text:p>8796</text:p>
          </table:table-cell>
          <table:table-cell office:value-type="float" office:value="12685">
            <text:p>12685</text:p>
          </table:table-cell>
          <table:table-cell office:value-type="float" office:value="17421">
            <text:p>17421</text:p>
          </table:table-cell>
          <table:table-cell office:value-type="float" office:value="119.625">
            <text:p>119.625</text:p>
          </table:table-cell>
          <table:table-cell office:value-type="float" office:value="92.25">
            <text:p>92.25</text:p>
          </table:table-cell>
          <table:table-cell office:value-type="float" office:value="251.375">
            <text:p>251.375</text:p>
          </table:table-cell>
          <table:table-cell office:value-type="float" office:value="0.013599931787176">
            <text:p>0.0135999318</text:p>
          </table:table-cell>
          <table:table-cell office:value-type="float" office:value="0.00727236893969255">
            <text:p>0.0072723689</text:p>
          </table:table-cell>
          <table:table-cell office:value-type="float" office:value="0.0144294242580793">
            <text:p>0.0144294243</text:p>
          </table:table-cell>
          <table:table-cell office:value-type="float" office:value="1.04796227921856">
            <text:p>1.0479622792</text:p>
          </table:table-cell>
          <table:table-cell office:value-type="float" office:value="1.02555695049491">
            <text:p>1.0255569505</text:p>
          </table:table-cell>
          <table:table-cell office:value-type="float" office:value="1.05091107314074">
            <text:p>1.05091107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8490">
            <text:p>8490</text:p>
          </table:table-cell>
          <table:table-cell office:value-type="float" office:value="12572">
            <text:p>12572</text:p>
          </table:table-cell>
          <table:table-cell office:value-type="float" office:value="17837">
            <text:p>17837</text:p>
          </table:table-cell>
          <table:table-cell office:value-type="float" office:value="143.875">
            <text:p>143.875</text:p>
          </table:table-cell>
          <table:table-cell office:value-type="float" office:value="268.25">
            <text:p>268.25</text:p>
          </table:table-cell>
          <table:table-cell office:value-type="float" office:value="351.75">
            <text:p>351.75</text:p>
          </table:table-cell>
          <table:table-cell office:value-type="float" office:value="0.0169464075382803">
            <text:p>0.0169464075</text:p>
          </table:table-cell>
          <table:table-cell office:value-type="float" office:value="0.021337098313713">
            <text:p>0.0213370983</text:p>
          </table:table-cell>
          <table:table-cell office:value-type="float" office:value="0.0197202444357235">
            <text:p>0.0197202444</text:p>
          </table:table-cell>
          <table:table-cell office:value-type="float" office:value="1.05987530061175">
            <text:p>1.0598753006</text:p>
          </table:table-cell>
          <table:table-cell office:value-type="float" office:value="1.07557217675632">
            <text:p>1.0755721768</text:p>
          </table:table-cell>
          <table:table-cell office:value-type="float" office:value="1.06978307608462">
            <text:p>1.0697830761</text:p>
          </table:table-cell>
          <table:table-cell office:value-type="float" office:value="0">
            <text:p>0</text:p>
          </table:table-cell>
          <table:table-cell office:value-type="float" office:value="32.8308950131181">
            <text:p>32.8308950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9054">
            <text:p>9054</text:p>
          </table:table-cell>
          <table:table-cell office:value-type="float" office:value="13119">
            <text:p>13119</text:p>
          </table:table-cell>
          <table:table-cell office:value-type="float" office:value="18288">
            <text:p>18288</text:p>
          </table:table-cell>
          <table:table-cell office:value-type="float" office:value="244.75">
            <text:p>244.75</text:p>
          </table:table-cell>
          <table:table-cell office:value-type="float" office:value="261.125">
            <text:p>261.125</text:p>
          </table:table-cell>
          <table:table-cell office:value-type="float" office:value="286.75">
            <text:p>286.75</text:p>
          </table:table-cell>
          <table:table-cell office:value-type="float" office:value="0.0270322509388116">
            <text:p>0.0270322509</text:p>
          </table:table-cell>
          <table:table-cell office:value-type="float" office:value="0.0199043372208248">
            <text:p>0.0199043372</text:p>
          </table:table-cell>
          <table:table-cell office:value-type="float" office:value="0.0156796806649169">
            <text:p>0.0156796807</text:p>
          </table:table-cell>
          <table:table-cell office:value-type="float" office:value="1.09604513376385">
            <text:p>1.0960451338</text:p>
          </table:table-cell>
          <table:table-cell office:value-type="float" office:value="1.07044169824768">
            <text:p>1.0704416982</text:p>
          </table:table-cell>
          <table:table-cell office:value-type="float" office:value="1.05536075300329">
            <text:p>1.055360753</text:p>
          </table:table-cell>
          <table:table-cell office:value-type="float" office:value="25.9865224685638">
            <text:p>25.98652246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930">
            <text:p>9930</text:p>
          </table:table-cell>
          <table:table-cell office:value-type="float" office:value="13092">
            <text:p>13092</text:p>
          </table:table-cell>
          <table:table-cell office:value-type="float" office:value="18973">
            <text:p>18973</text:p>
          </table:table-cell>
          <table:table-cell office:value-type="float" office:value="145.875">
            <text:p>145.875</text:p>
          </table:table-cell>
          <table:table-cell office:value-type="float" office:value="152">
            <text:p>152</text:p>
          </table:table-cell>
          <table:table-cell office:value-type="float" office:value="299.375">
            <text:p>299.375</text:p>
          </table:table-cell>
          <table:table-cell office:value-type="float" office:value="0.014690332326284">
            <text:p>0.0146903323</text:p>
          </table:table-cell>
          <table:table-cell office:value-type="float" office:value="0.0116101435991445">
            <text:p>0.0116101436</text:p>
          </table:table-cell>
          <table:table-cell office:value-type="float" office:value="0.0157790017393138">
            <text:p>0.0157790017</text:p>
          </table:table-cell>
          <table:table-cell office:value-type="float" office:value="1.05183914263515">
            <text:p>1.0518391426</text:p>
          </table:table-cell>
          <table:table-cell office:value-type="float" office:value="1.04089970164842">
            <text:p>1.0408997016</text:p>
          </table:table-cell>
          <table:table-cell office:value-type="float" office:value="1.05571450080354">
            <text:p>1.05571450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932">
            <text:p>9932</text:p>
          </table:table-cell>
          <table:table-cell office:value-type="float" office:value="12958">
            <text:p>12958</text:p>
          </table:table-cell>
          <table:table-cell office:value-type="float" office:value="18507">
            <text:p>18507</text:p>
          </table:table-cell>
          <table:table-cell office:value-type="float" office:value="113.5">
            <text:p>113.5</text:p>
          </table:table-cell>
          <table:table-cell office:value-type="float" office:value="173.125">
            <text:p>173.125</text:p>
          </table:table-cell>
          <table:table-cell office:value-type="float" office:value="476">
            <text:p>476</text:p>
          </table:table-cell>
          <table:table-cell office:value-type="float" office:value="0.0114277084172372">
            <text:p>0.0114277084</text:p>
          </table:table-cell>
          <table:table-cell office:value-type="float" office:value="0.0133604722951073">
            <text:p>0.0133604723</text:p>
          </table:table-cell>
          <table:table-cell office:value-type="float" office:value="0.0257199978386556">
            <text:p>0.0257199978</text:p>
          </table:table-cell>
          <table:table-cell office:value-type="float" office:value="1.04025294079888">
            <text:p>1.0402529408</text:p>
          </table:table-cell>
          <table:table-cell office:value-type="float" office:value="1.04711151738397">
            <text:p>1.0471115174</text:p>
          </table:table-cell>
          <table:table-cell office:value-type="float" office:value="1.09131656828138">
            <text:p>1.0913165683</text:p>
          </table:table-cell>
          <table:table-cell table:number-columns-repeated="2" office:value-type="float" office:value="0">
            <text:p>0</text:p>
          </table:table-cell>
          <table:table-cell office:value-type="float" office:value="27.2948438678665">
            <text:p>27.294843867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912">
            <text:p>9912</text:p>
          </table:table-cell>
          <table:table-cell office:value-type="float" office:value="13022">
            <text:p>13022</text:p>
          </table:table-cell>
          <table:table-cell office:value-type="float" office:value="20087">
            <text:p>20087</text:p>
          </table:table-cell>
          <table:table-cell office:value-type="float" office:value="145.875">
            <text:p>145.875</text:p>
          </table:table-cell>
          <table:table-cell office:value-type="float" office:value="242.625">
            <text:p>242.625</text:p>
          </table:table-cell>
          <table:table-cell office:value-type="float" office:value="780">
            <text:p>780</text:p>
          </table:table-cell>
          <table:table-cell office:value-type="float" office:value="0.01471700968523">
            <text:p>0.0147170097</text:p>
          </table:table-cell>
          <table:table-cell office:value-type="float" office:value="0.0186319305790201">
            <text:p>0.0186319306</text:p>
          </table:table-cell>
          <table:table-cell office:value-type="float" office:value="0.0388310847812018">
            <text:p>0.0388310848</text:p>
          </table:table-cell>
          <table:table-cell office:value-type="float" office:value="1.05193405103149">
            <text:p>1.051934051</text:p>
          </table:table-cell>
          <table:table-cell office:value-type="float" office:value="1.06589216874729">
            <text:p>1.0658921687</text:p>
          </table:table-cell>
          <table:table-cell office:value-type="float" office:value="1.13886418889896">
            <text:p>1.1388641889</text:p>
          </table:table-cell>
          <table:table-cell table:number-columns-repeated="2" office:value-type="float" office:value="0">
            <text:p>0</text:p>
          </table:table-cell>
          <table:table-cell office:value-type="float" office:value="18.1946903249697">
            <text:p>18.19469032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10294">
            <text:p>10294</text:p>
          </table:table-cell>
          <table:table-cell office:value-type="float" office:value="13437">
            <text:p>13437</text:p>
          </table:table-cell>
          <table:table-cell office:value-type="float" office:value="20280">
            <text:p>20280</text:p>
          </table:table-cell>
          <table:table-cell office:value-type="float" office:value="122.125">
            <text:p>122.125</text:p>
          </table:table-cell>
          <table:table-cell office:value-type="float" office:value="172.375">
            <text:p>172.375</text:p>
          </table:table-cell>
          <table:table-cell office:value-type="float" office:value="953">
            <text:p>953</text:p>
          </table:table-cell>
          <table:table-cell office:value-type="float" office:value="0.0118637070137944">
            <text:p>0.011863707</text:p>
          </table:table-cell>
          <table:table-cell office:value-type="float" office:value="0.0128283843119744">
            <text:p>0.0128283843</text:p>
          </table:table-cell>
          <table:table-cell office:value-type="float" office:value="0.0469921104536489">
            <text:p>0.0469921105</text:p>
          </table:table-cell>
          <table:table-cell office:value-type="float" office:value="1.04179883973473">
            <text:p>1.0417988397</text:p>
          </table:table-cell>
          <table:table-cell office:value-type="float" office:value="1.04522189728226">
            <text:p>1.0452218973</text:p>
          </table:table-cell>
          <table:table-cell office:value-type="float" office:value="1.16880057313975">
            <text:p>1.1688005731</text:p>
          </table:table-cell>
          <table:table-cell table:number-columns-repeated="2" office:value-type="float" office:value="0">
            <text:p>0</text:p>
          </table:table-cell>
          <table:table-cell office:value-type="float" office:value="15.0942095350264">
            <text:p>15.09420953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1">
            <text:p>281</text:p>
          </table:table-cell>
          <table:table-cell office:value-type="float" office:value="10378">
            <text:p>10378</text:p>
          </table:table-cell>
          <table:table-cell office:value-type="float" office:value="14100">
            <text:p>14100</text:p>
          </table:table-cell>
          <table:table-cell office:value-type="float" office:value="20160">
            <text:p>20160</text:p>
          </table:table-cell>
          <table:table-cell office:value-type="float" office:value="126">
            <text:p>126</text:p>
          </table:table-cell>
          <table:table-cell office:value-type="float" office:value="124.5">
            <text:p>124.5</text:p>
          </table:table-cell>
          <table:table-cell office:value-type="float" office:value="994.625">
            <text:p>994.625</text:p>
          </table:table-cell>
          <table:table-cell office:value-type="float" office:value="0.0121410676430912">
            <text:p>0.0121410676</text:p>
          </table:table-cell>
          <table:table-cell office:value-type="float" office:value="0.00882978723404255">
            <text:p>0.0088297872</text:p>
          </table:table-cell>
          <table:table-cell office:value-type="float" office:value="0.0493365575396825">
            <text:p>0.0493365575</text:p>
          </table:table-cell>
          <table:table-cell office:value-type="float" office:value="1.04278265157691">
            <text:p>1.0427826516</text:p>
          </table:table-cell>
          <table:table-cell office:value-type="float" office:value="1.03105706699864">
            <text:p>1.031057067</text:p>
          </table:table-cell>
          <table:table-cell office:value-type="float" office:value="1.17744877937223">
            <text:p>1.1774487794</text:p>
          </table:table-cell>
          <table:table-cell table:number-columns-repeated="2" office:value-type="float" office:value="0">
            <text:p>0</text:p>
          </table:table-cell>
          <table:table-cell office:value-type="float" office:value="14.3931544594598">
            <text:p>14.393154459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932">
            <text:p>9932</text:p>
          </table:table-cell>
          <table:table-cell office:value-type="float" office:value="13942">
            <text:p>13942</text:p>
          </table:table-cell>
          <table:table-cell office:value-type="float" office:value="21313">
            <text:p>21313</text:p>
          </table:table-cell>
          <table:table-cell office:value-type="float" office:value="113.5">
            <text:p>113.5</text:p>
          </table:table-cell>
          <table:table-cell office:value-type="float" office:value="355.375">
            <text:p>355.375</text:p>
          </table:table-cell>
          <table:table-cell office:value-type="float" office:value="1266.25">
            <text:p>1266.25</text:p>
          </table:table-cell>
          <table:table-cell office:value-type="float" office:value="0.0114277084172372">
            <text:p>0.0114277084</text:p>
          </table:table-cell>
          <table:table-cell office:value-type="float" office:value="0.0254895280447568">
            <text:p>0.025489528</text:p>
          </table:table-cell>
          <table:table-cell office:value-type="float" office:value="0.0594120959039084">
            <text:p>0.0594120959</text:p>
          </table:table-cell>
          <table:table-cell office:value-type="float" office:value="1.04025294079888">
            <text:p>1.0402529408</text:p>
          </table:table-cell>
          <table:table-cell office:value-type="float" office:value="1.09048679159494">
            <text:p>1.0904867916</text:p>
          </table:table-cell>
          <table:table-cell office:value-type="float" office:value="1.21486073805748">
            <text:p>1.2148607381</text:p>
          </table:table-cell>
          <table:table-cell office:value-type="float" office:value="0">
            <text:p>0</text:p>
          </table:table-cell>
          <table:table-cell office:value-type="float" office:value="27.538529478509">
            <text:p>27.5385294785</text:p>
          </table:table-cell>
          <table:table-cell office:value-type="float" office:value="12.0100087709845">
            <text:p>12.01000877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912">
            <text:p>9912</text:p>
          </table:table-cell>
          <table:table-cell office:value-type="float" office:value="14710">
            <text:p>14710</text:p>
          </table:table-cell>
          <table:table-cell office:value-type="float" office:value="23674">
            <text:p>23674</text:p>
          </table:table-cell>
          <table:table-cell office:value-type="float" office:value="145.875">
            <text:p>145.875</text:p>
          </table:table-cell>
          <table:table-cell office:value-type="float" office:value="632.5">
            <text:p>632.5</text:p>
          </table:table-cell>
          <table:table-cell office:value-type="float" office:value="982.25">
            <text:p>982.25</text:p>
          </table:table-cell>
          <table:table-cell office:value-type="float" office:value="0.01471700968523">
            <text:p>0.0147170097</text:p>
          </table:table-cell>
          <table:table-cell office:value-type="float" office:value="0.0429979605710401">
            <text:p>0.0429979606</text:p>
          </table:table-cell>
          <table:table-cell office:value-type="float" office:value="0.0414906648644082">
            <text:p>0.0414906649</text:p>
          </table:table-cell>
          <table:table-cell office:value-type="float" office:value="1.05193405103149">
            <text:p>1.051934051</text:p>
          </table:table-cell>
          <table:table-cell office:value-type="float" office:value="1.15411655824065">
            <text:p>1.1541165582</text:p>
          </table:table-cell>
          <table:table-cell office:value-type="float" office:value="1.14859141855637">
            <text:p>1.1485914186</text:p>
          </table:table-cell>
          <table:table-cell office:value-type="float" office:value="0">
            <text:p>0</text:p>
          </table:table-cell>
          <table:table-cell office:value-type="float" office:value="16.4646083600929">
            <text:p>16.4646083601</text:p>
          </table:table-cell>
          <table:table-cell office:value-type="float" office:value="17.0503250653734">
            <text:p>17.050325065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10110">
            <text:p>10110</text:p>
          </table:table-cell>
          <table:table-cell office:value-type="float" office:value="15076">
            <text:p>15076</text:p>
          </table:table-cell>
          <table:table-cell office:value-type="float" office:value="25296">
            <text:p>25296</text:p>
          </table:table-cell>
          <table:table-cell office:value-type="float" office:value="82">
            <text:p>82</text:p>
          </table:table-cell>
          <table:table-cell office:value-type="float" office:value="875.75">
            <text:p>875.75</text:p>
          </table:table-cell>
          <table:table-cell office:value-type="float" office:value="1382.625">
            <text:p>1382.625</text:p>
          </table:table-cell>
          <table:table-cell office:value-type="float" office:value="0.00811078140454995">
            <text:p>0.0081107814</text:p>
          </table:table-cell>
          <table:table-cell office:value-type="float" office:value="0.0580890156540196">
            <text:p>0.0580890157</text:p>
          </table:table-cell>
          <table:table-cell office:value-type="float" office:value="0.0546578510436433">
            <text:p>0.054657851</text:p>
          </table:table-cell>
          <table:table-cell office:value-type="float" office:value="1.02851667307491">
            <text:p>1.0285166731</text:p>
          </table:table-cell>
          <table:table-cell office:value-type="float" office:value="1.20992524891879">
            <text:p>1.2099252489</text:p>
          </table:table-cell>
          <table:table-cell office:value-type="float" office:value="1.19715794078694">
            <text:p>1.1971579408</text:p>
          </table:table-cell>
          <table:table-cell office:value-type="float" office:value="0">
            <text:p>0</text:p>
          </table:table-cell>
          <table:table-cell office:value-type="float" office:value="12.2758122699774">
            <text:p>12.27581227</text:p>
          </table:table-cell>
          <table:table-cell office:value-type="float" office:value="13.0250664781691">
            <text:p>13.025066478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10500">
            <text:p>10500</text:p>
          </table:table-cell>
          <table:table-cell office:value-type="float" office:value="16036">
            <text:p>16036</text:p>
          </table:table-cell>
          <table:table-cell office:value-type="float" office:value="27057">
            <text:p>27057</text:p>
          </table:table-cell>
          <table:table-cell office:value-type="float" office:value="54.75">
            <text:p>54.75</text:p>
          </table:table-cell>
          <table:table-cell office:value-type="float" office:value="959.75">
            <text:p>959.75</text:p>
          </table:table-cell>
          <table:table-cell office:value-type="float" office:value="1319.375">
            <text:p>1319.375</text:p>
          </table:table-cell>
          <table:table-cell office:value-type="float" office:value="0.00521428571428571">
            <text:p>0.0052142857</text:p>
          </table:table-cell>
          <table:table-cell office:value-type="float" office:value="0.0598497131454228">
            <text:p>0.0598497131</text:p>
          </table:table-cell>
          <table:table-cell office:value-type="float" office:value="0.0487627970580626">
            <text:p>0.0487627971</text:p>
          </table:table-cell>
          <table:table-cell office:value-type="float" office:value="1.01830329">
            <text:p>1.01830329</text:p>
          </table:table-cell>
          <table:table-cell office:value-type="float" office:value="1.21649469280961">
            <text:p>1.2164946928</text:p>
          </table:table-cell>
          <table:table-cell office:value-type="float" office:value="1.17533029804199">
            <text:p>1.175330298</text:p>
          </table:table-cell>
          <table:table-cell office:value-type="float" office:value="0">
            <text:p>0</text:p>
          </table:table-cell>
          <table:table-cell office:value-type="float" office:value="11.9246782596817">
            <text:p>11.9246782597</text:p>
          </table:table-cell>
          <table:table-cell office:value-type="float" office:value="14.5584958634609">
            <text:p>14.558495863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10210">
            <text:p>10210</text:p>
          </table:table-cell>
          <table:table-cell office:value-type="float" office:value="17017">
            <text:p>17017</text:p>
          </table:table-cell>
          <table:table-cell office:value-type="float" office:value="28709">
            <text:p>28709</text:p>
          </table:table-cell>
          <table:table-cell office:value-type="float" office:value="162.125">
            <text:p>162.125</text:p>
          </table:table-cell>
          <table:table-cell office:value-type="float" office:value="1023.75">
            <text:p>1023.75</text:p>
          </table:table-cell>
          <table:table-cell office:value-type="float" office:value="1771">
            <text:p>1771</text:p>
          </table:table-cell>
          <table:table-cell office:value-type="float" office:value="0.0158790401567091">
            <text:p>0.0158790402</text:p>
          </table:table-cell>
          <table:table-cell office:value-type="float" office:value="0.0601604278074866">
            <text:p>0.0601604278</text:p>
          </table:table-cell>
          <table:table-cell office:value-type="float" office:value="0.0616879724128322">
            <text:p>0.0616879724</text:p>
          </table:table-cell>
          <table:table-cell office:value-type="float" office:value="1.05607084262443">
            <text:p>1.0560708426</text:p>
          </table:table-cell>
          <table:table-cell office:value-type="float" office:value="1.2176552803912">
            <text:p>1.2176552804</text:p>
          </table:table-cell>
          <table:table-cell office:value-type="float" office:value="1.22336649908811">
            <text:p>1.2233664991</text:p>
          </table:table-cell>
          <table:table-cell office:value-type="float" office:value="0">
            <text:p>0</text:p>
          </table:table-cell>
          <table:table-cell office:value-type="float" office:value="11.864845764588">
            <text:p>11.8648457646</text:p>
          </table:table-cell>
          <table:table-cell office:value-type="float" office:value="11.5794585528219">
            <text:p>11.579458552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344">
            <text:p>344</text:p>
          </table:table-cell>
          <table:table-cell office:value-type="float" office:value="10799">
            <text:p>10799</text:p>
          </table:table-cell>
          <table:table-cell office:value-type="float" office:value="17944">
            <text:p>17944</text:p>
          </table:table-cell>
          <table:table-cell office:value-type="float" office:value="30152">
            <text:p>30152</text:p>
          </table:table-cell>
          <table:table-cell office:value-type="float" office:value="342.375">
            <text:p>342.375</text:p>
          </table:table-cell>
          <table:table-cell office:value-type="float" office:value="848.75">
            <text:p>848.75</text:p>
          </table:table-cell>
          <table:table-cell office:value-type="float" office:value="1142.5">
            <text:p>1142.5</text:p>
          </table:table-cell>
          <table:table-cell office:value-type="float" office:value="0.0317043244744884">
            <text:p>0.0317043245</text:p>
          </table:table-cell>
          <table:table-cell office:value-type="float" office:value="0.0472999331252786">
            <text:p>0.0472999331</text:p>
          </table:table-cell>
          <table:table-cell office:value-type="float" office:value="0.0378913504908464">
            <text:p>0.0378913505</text:p>
          </table:table-cell>
          <table:table-cell office:value-type="float" office:value="1.11293525747386">
            <text:p>1.1129352575</text:p>
          </table:table-cell>
          <table:table-cell office:value-type="float" office:value="1.16993484193884">
            <text:p>1.1699348419</text:p>
          </table:table-cell>
          <table:table-cell office:value-type="float" office:value="1.13543380542432">
            <text:p>1.1354338054</text:p>
          </table:table-cell>
          <table:table-cell office:value-type="float" office:value="22.2076298909251">
            <text:p>22.2076298909</text:p>
          </table:table-cell>
          <table:table-cell office:value-type="float" office:value="14.9981993307322">
            <text:p>14.9981993307</text:p>
          </table:table-cell>
          <table:table-cell office:value-type="float" office:value="18.6374440302408">
            <text:p>18.637444030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24">
            <text:p>424</text:p>
          </table:table-cell>
          <table:table-cell office:value-type="float" office:value="10950">
            <text:p>10950</text:p>
          </table:table-cell>
          <table:table-cell office:value-type="float" office:value="18433">
            <text:p>18433</text:p>
          </table:table-cell>
          <table:table-cell office:value-type="float" office:value="31501">
            <text:p>31501</text:p>
          </table:table-cell>
          <table:table-cell office:value-type="float" office:value="458.625">
            <text:p>458.625</text:p>
          </table:table-cell>
          <table:table-cell office:value-type="float" office:value="726">
            <text:p>726</text:p>
          </table:table-cell>
          <table:table-cell office:value-type="float" office:value="770.75">
            <text:p>770.75</text:p>
          </table:table-cell>
          <table:table-cell office:value-type="float" office:value="0.0418835616438356">
            <text:p>0.0418835616</text:p>
          </table:table-cell>
          <table:table-cell office:value-type="float" office:value="0.0393858840123691">
            <text:p>0.039385884</text:p>
          </table:table-cell>
          <table:table-cell office:value-type="float" office:value="0.0244674772229453">
            <text:p>0.0244674772</text:p>
          </table:table-cell>
          <table:table-cell office:value-type="float" office:value="1.15003076191593">
            <text:p>1.1500307619</text:p>
          </table:table-cell>
          <table:table-cell office:value-type="float" office:value="1.14089103984779">
            <text:p>1.1408910398</text:p>
          </table:table-cell>
          <table:table-cell office:value-type="float" office:value="1.08680953886595">
            <text:p>1.0868095389</text:p>
          </table:table-cell>
          <table:table-cell office:value-type="float" office:value="16.8935885106024">
            <text:p>16.8935885106</text:p>
          </table:table-cell>
          <table:table-cell office:value-type="float" office:value="17.9432155366869">
            <text:p>17.9432155367</text:p>
          </table:table-cell>
          <table:table-cell office:value-type="float" office:value="28.6745050329588">
            <text:p>28.67450503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559">
            <text:p>559</text:p>
          </table:table-cell>
          <table:table-cell office:value-type="float" office:value="10948">
            <text:p>10948</text:p>
          </table:table-cell>
          <table:table-cell office:value-type="float" office:value="18925">
            <text:p>18925</text:p>
          </table:table-cell>
          <table:table-cell office:value-type="float" office:value="33140">
            <text:p>33140</text:p>
          </table:table-cell>
          <table:table-cell office:value-type="float" office:value="526.75">
            <text:p>526.75</text:p>
          </table:table-cell>
          <table:table-cell office:value-type="float" office:value="1099.75">
            <text:p>1099.75</text:p>
          </table:table-cell>
          <table:table-cell office:value-type="float" office:value="428.5">
            <text:p>428.5</text:p>
          </table:table-cell>
          <table:table-cell office:value-type="float" office:value="0.048113810741688">
            <text:p>0.0481138107</text:p>
          </table:table-cell>
          <table:table-cell office:value-type="float" office:value="0.058110964332893">
            <text:p>0.0581109643</text:p>
          </table:table-cell>
          <table:table-cell office:value-type="float" office:value="0.012929993964997">
            <text:p>0.012929994</text:p>
          </table:table-cell>
          <table:table-cell office:value-type="float" office:value="1.17293561761272">
            <text:p>1.1729356176</text:p>
          </table:table-cell>
          <table:table-cell office:value-type="float" office:value="1.2100070681495">
            <text:p>1.2100070681</text:p>
          </table:table-cell>
          <table:table-cell office:value-type="float" office:value="1.0455826609756">
            <text:p>1.045582661</text:p>
          </table:table-cell>
          <table:table-cell office:value-type="float" office:value="14.7502671613234">
            <text:p>14.7502671613</text:p>
          </table:table-cell>
          <table:table-cell office:value-type="float" office:value="12.2713041322955">
            <text:p>12.27130413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446">
            <text:p>446</text:p>
          </table:table-cell>
          <table:table-cell office:value-type="float" office:value="11430">
            <text:p>11430</text:p>
          </table:table-cell>
          <table:table-cell office:value-type="float" office:value="20193">
            <text:p>20193</text:p>
          </table:table-cell>
          <table:table-cell office:value-type="float" office:value="35093">
            <text:p>35093</text:p>
          </table:table-cell>
          <table:table-cell office:value-type="float" office:value="656.25">
            <text:p>656.25</text:p>
          </table:table-cell>
          <table:table-cell office:value-type="float" office:value="79.5">
            <text:p>79.5</text:p>
          </table:table-cell>
          <table:table-cell office:value-type="float" office:value="-15.875">
            <text:p>-15.875</text:p>
          </table:table-cell>
          <table:table-cell office:value-type="float" office:value="0.0574146981627297">
            <text:p>0.0574146982</text:p>
          </table:table-cell>
          <table:table-cell office:value-type="float" office:value="0.00393700787401575">
            <text:p>0.0039370079</text:p>
          </table:table-cell>
          <table:table-cell office:value-type="float" office:value="-0.00045236941840253">
            <text:p>-0.0004523694</text:p>
          </table:table-cell>
          <table:table-cell office:value-type="float" office:value="1.20741248079718">
            <text:p>1.2074124808</text:p>
          </table:table-cell>
          <table:table-cell office:value-type="float" office:value="1.01380990761982">
            <text:p>1.0138099076</text:p>
          </table:table-cell>
          <table:table-cell office:value-type="float" office:value="0.998417108126249">
            <text:p>0.9984171081</text:p>
          </table:table-cell>
          <table:table-cell office:value-type="float" office:value="12.4159925306602">
            <text:p>12.4159925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2850">
            <text:p>12850</text:p>
          </table:table-cell>
          <table:table-cell office:value-type="float" office:value="21116">
            <text:p>21116</text:p>
          </table:table-cell>
          <table:table-cell office:value-type="float" office:value="34287">
            <text:p>34287</text:p>
          </table:table-cell>
          <table:table-cell office:value-type="float" office:value="679.375">
            <text:p>679.375</text:p>
          </table:table-cell>
          <table:table-cell office:value-type="float" office:value="912.125">
            <text:p>912.125</text:p>
          </table:table-cell>
          <table:table-cell office:value-type="float" office:value="-114.375">
            <text:p>-114.375</text:p>
          </table:table-cell>
          <table:table-cell office:value-type="float" office:value="0.0528696498054475">
            <text:p>0.0528696498</text:p>
          </table:table-cell>
          <table:table-cell office:value-type="float" office:value="0.0431959177874597">
            <text:p>0.0431959178</text:p>
          </table:table-cell>
          <table:table-cell office:value-type="float" office:value="-0.00333581240703474">
            <text:p>-0.0033358124</text:p>
          </table:table-cell>
          <table:table-cell office:value-type="float" office:value="1.19052236606535">
            <text:p>1.1905223661</text:p>
          </table:table-cell>
          <table:table-cell office:value-type="float" office:value="1.15484285139057">
            <text:p>1.1548428514</text:p>
          </table:table-cell>
          <table:table-cell office:value-type="float" office:value="0.988346466758432">
            <text:p>0.9883464668</text:p>
          </table:table-cell>
          <table:table-cell office:value-type="float" office:value="13.4540909725947">
            <text:p>13.4540909726</text:p>
          </table:table-cell>
          <table:table-cell office:value-type="float" office:value="16.3907209119064">
            <text:p>16.3907209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77">
            <text:p>13777</text:p>
          </table:table-cell>
          <table:table-cell office:value-type="float" office:value="22074">
            <text:p>22074</text:p>
          </table:table-cell>
          <table:table-cell office:value-type="float" office:value="32357">
            <text:p>32357</text:p>
          </table:table-cell>
          <table:table-cell office:value-type="float" office:value="722.125">
            <text:p>722.125</text:p>
          </table:table-cell>
          <table:table-cell office:value-type="float" office:value="632.625">
            <text:p>632.625</text:p>
          </table:table-cell>
          <table:table-cell office:value-type="float" office:value="-263.375">
            <text:p>-263.375</text:p>
          </table:table-cell>
          <table:table-cell office:value-type="float" office:value="0.0524152573129128">
            <text:p>0.0524152573</text:p>
          </table:table-cell>
          <table:table-cell office:value-type="float" office:value="0.0286592824136994">
            <text:p>0.0286592824</text:p>
          </table:table-cell>
          <table:table-cell office:value-type="float" office:value="-0.00813966066075347">
            <text:p>-0.0081396607</text:p>
          </table:table-cell>
          <table:table-cell office:value-type="float" office:value="1.18883822462559">
            <text:p>1.1888382246</text:p>
          </table:table-cell>
          <table:table-cell office:value-type="float" office:value="1.10191734320615">
            <text:p>1.1019173432</text:p>
          </table:table-cell>
          <table:table-cell office:value-type="float" office:value="0.97164104567568">
            <text:p>0.9716410457</text:p>
          </table:table-cell>
          <table:table-cell office:value-type="float" office:value="13.5677719257148">
            <text:p>13.5677719257</text:p>
          </table:table-cell>
          <table:table-cell office:value-type="float" office:value="24.5307242962184">
            <text:p>24.53072429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14682">
            <text:p>14682</text:p>
          </table:table-cell>
          <table:table-cell office:value-type="float" office:value="22420">
            <text:p>22420</text:p>
          </table:table-cell>
          <table:table-cell office:value-type="float" office:value="31578">
            <text:p>31578</text:p>
          </table:table-cell>
          <table:table-cell office:value-type="float" office:value="864.375">
            <text:p>864.375</text:p>
          </table:table-cell>
          <table:table-cell office:value-type="float" office:value="-124.25">
            <text:p>-124.25</text:p>
          </table:table-cell>
          <table:table-cell office:value-type="float" office:value="401.125">
            <text:p>401.125</text:p>
          </table:table-cell>
          <table:table-cell office:value-type="float" office:value="0.0588731099305272">
            <text:p>0.0588731099</text:p>
          </table:table-cell>
          <table:table-cell office:value-type="float" office:value="-0.00554192685102587">
            <text:p>-0.0055419269</text:p>
          </table:table-cell>
          <table:table-cell office:value-type="float" office:value="0.0127026727468491">
            <text:p>0.0127026727</text:p>
          </table:table-cell>
          <table:table-cell office:value-type="float" office:value="1.21284932917971">
            <text:p>1.2128493292</text:p>
          </table:table-cell>
          <table:table-cell office:value-type="float" office:value="0.980663453409725">
            <text:p>0.9806634534</text:p>
          </table:table-cell>
          <table:table-cell office:value-type="float" office:value="1.044775616088">
            <text:p>1.0447756161</text:p>
          </table:table-cell>
          <table:table-cell office:value-type="float" office:value="12.1168479536444">
            <text:p>12.11684795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1678">
            <text:p>21678</text:p>
          </table:table-cell>
          <table:table-cell office:value-type="float" office:value="33214">
            <text:p>33214</text:p>
          </table:table-cell>
          <table:table-cell office:value-type="float" office:value="822.5">
            <text:p>822.5</text:p>
          </table:table-cell>
          <table:table-cell office:value-type="float" office:value="-65.5">
            <text:p>-65.5</text:p>
          </table:table-cell>
          <table:table-cell office:value-type="float" office:value="114.75">
            <text:p>114.75</text:p>
          </table:table-cell>
          <table:table-cell office:value-type="float" office:value="0.0532018111254851">
            <text:p>0.0532018111</text:p>
          </table:table-cell>
          <table:table-cell office:value-type="float" office:value="-0.00302149644801181">
            <text:p>-0.0030214964</text:p>
          </table:table-cell>
          <table:table-cell office:value-type="float" office:value="0.00345486842897573">
            <text:p>0.0034548684</text:p>
          </table:table-cell>
          <table:table-cell office:value-type="float" office:value="1.19175398704498">
            <text:p>1.191753987</text:p>
          </table:table-cell>
          <table:table-cell office:value-type="float" office:value="0.989442656135898">
            <text:p>0.9894426561</text:p>
          </table:table-cell>
          <table:table-cell office:value-type="float" office:value="1.0121154342885">
            <text:p>1.0121154343</text:p>
          </table:table-cell>
          <table:table-cell office:value-type="float" office:value="13.3722184230734">
            <text:p>13.3722184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1186">
            <text:p>21186</text:p>
          </table:table-cell>
          <table:table-cell office:value-type="float" office:value="33635">
            <text:p>33635</text:p>
          </table:table-cell>
          <table:table-cell office:value-type="float" office:value="688.75">
            <text:p>688.75</text:p>
          </table:table-cell>
          <table:table-cell office:value-type="float" office:value="-1.875">
            <text:p>-1.875</text:p>
          </table:table-cell>
          <table:table-cell office:value-type="float" office:value="-1.625">
            <text:p>-1.625</text:p>
          </table:table-cell>
          <table:table-cell office:value-type="float" office:value="0.0424263890599975">
            <text:p>0.0424263891</text:p>
          </table:table-cell>
          <table:table-cell table:style-name="ce17" office:value-type="float" office:value="-0.0000885018408382894">
            <text:p>-8.85E-005</text:p>
          </table:table-cell>
          <table:table-cell table:style-name="ce17" office:value-type="float" office:value="-0.0000483127694365988">
            <text:p>-4.83E-005</text:p>
          </table:table-cell>
          <table:table-cell office:value-type="float" office:value="1.15202035874779">
            <text:p>1.1520203587</text:p>
          </table:table-cell>
          <table:table-cell office:value-type="float" office:value="0.999690258908915">
            <text:p>0.9996902589</text:p>
          </table:table-cell>
          <table:table-cell office:value-type="float" office:value="0.999830909881854">
            <text:p>0.9998309099</text:p>
          </table:table-cell>
          <table:table-cell office:value-type="float" office:value="16.6818161591176">
            <text:p>16.68181615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6640">
            <text:p>16640</text:p>
          </table:table-cell>
          <table:table-cell office:value-type="float" office:value="22074">
            <text:p>22074</text:p>
          </table:table-cell>
          <table:table-cell office:value-type="float" office:value="31920">
            <text:p>31920</text:p>
          </table:table-cell>
          <table:table-cell office:value-type="float" office:value="-173.5">
            <text:p>-173.5</text:p>
          </table:table-cell>
          <table:table-cell office:value-type="float" office:value="632.625">
            <text:p>632.625</text:p>
          </table:table-cell>
          <table:table-cell office:value-type="float" office:value="-193.875">
            <text:p>-193.875</text:p>
          </table:table-cell>
          <table:table-cell office:value-type="float" office:value="-0.0104266826923077">
            <text:p>-0.0104266827</text:p>
          </table:table-cell>
          <table:table-cell office:value-type="float" office:value="0.0286592824136994">
            <text:p>0.0286592824</text:p>
          </table:table-cell>
          <table:table-cell office:value-type="float" office:value="-0.00607377819548872">
            <text:p>-0.0060737782</text:p>
          </table:table-cell>
          <table:table-cell office:value-type="float" office:value="0.963719693372377">
            <text:p>0.9637196934</text:p>
          </table:table-cell>
          <table:table-cell office:value-type="float" office:value="1.10191734320615">
            <text:p>1.1019173432</text:p>
          </table:table-cell>
          <table:table-cell office:value-type="float" office:value="0.978814082247663">
            <text:p>0.9788140822</text:p>
          </table:table-cell>
          <table:table-cell office:value-type="float" office:value="0">
            <text:p>0</text:p>
          </table:table-cell>
          <table:table-cell office:value-type="float" office:value="24.5307242962184">
            <text:p>24.53072429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16618">
            <text:p>16618</text:p>
          </table:table-cell>
          <table:table-cell office:value-type="float" office:value="22440">
            <text:p>22440</text:p>
          </table:table-cell>
          <table:table-cell office:value-type="float" office:value="31360">
            <text:p>31360</text:p>
          </table:table-cell>
          <table:table-cell office:value-type="float" office:value="-121">
            <text:p>-121</text:p>
          </table:table-cell>
          <table:table-cell office:value-type="float" office:value="302.5">
            <text:p>302.5</text:p>
          </table:table-cell>
          <table:table-cell office:value-type="float" office:value="-81">
            <text:p>-81</text:p>
          </table:table-cell>
          <table:table-cell office:value-type="float" office:value="-0.0072812612829462">
            <text:p>-0.0072812613</text:p>
          </table:table-cell>
          <table:table-cell office:value-type="float" office:value="0.0134803921568627">
            <text:p>0.0134803922</text:p>
          </table:table-cell>
          <table:table-cell office:value-type="float" office:value="-0.00258290816326531">
            <text:p>-0.0025829082</text:p>
          </table:table-cell>
          <table:table-cell office:value-type="float" office:value="0.974619498370795">
            <text:p>0.9746194984</text:p>
          </table:table-cell>
          <table:table-cell office:value-type="float" office:value="1.04753754565552">
            <text:p>1.0475375457</text:p>
          </table:table-cell>
          <table:table-cell office:value-type="float" office:value="0.990972897401148">
            <text:p>0.99097289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6085">
            <text:p>16085</text:p>
          </table:table-cell>
          <table:table-cell office:value-type="float" office:value="23459">
            <text:p>23459</text:p>
          </table:table-cell>
          <table:table-cell office:value-type="float" office:value="33267">
            <text:p>33267</text:p>
          </table:table-cell>
          <table:table-cell office:value-type="float" office:value="-66.375">
            <text:p>-66.375</text:p>
          </table:table-cell>
          <table:table-cell office:value-type="float" office:value="109.5">
            <text:p>109.5</text:p>
          </table:table-cell>
          <table:table-cell office:value-type="float" office:value="95.625">
            <text:p>95.625</text:p>
          </table:table-cell>
          <table:table-cell office:value-type="float" office:value="-0.00412651538700653">
            <text:p>-0.0041265154</text:p>
          </table:table-cell>
          <table:table-cell office:value-type="float" office:value="0.00466771814655356">
            <text:p>0.0046677181</text:p>
          </table:table-cell>
          <table:table-cell office:value-type="float" office:value="0.00287447019568942">
            <text:p>0.0028744702</text:p>
          </table:table-cell>
          <table:table-cell office:value-type="float" office:value="0.985590571278786">
            <text:p>0.9855905713</text:p>
          </table:table-cell>
          <table:table-cell office:value-type="float" office:value="1.01637971719462">
            <text:p>1.0163797172</text:p>
          </table:table-cell>
          <table:table-cell office:value-type="float" office:value="1.01007684033957">
            <text:p>1.01007684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906">
            <text:p>23906</text:p>
          </table:table-cell>
          <table:table-cell office:value-type="float" office:value="33712">
            <text:p>33712</text:p>
          </table:table-cell>
          <table:table-cell office:value-type="float" office:value="-111">
            <text:p>-111</text:p>
          </table:table-cell>
          <table:table-cell office:value-type="float" office:value="-123.375">
            <text:p>-123.375</text:p>
          </table:table-cell>
          <table:table-cell office:value-type="float" office:value="175.625">
            <text:p>175.625</text:p>
          </table:table-cell>
          <table:table-cell office:value-type="float" office:value="-0.00701643489254109">
            <text:p>-0.0070164349</text:p>
          </table:table-cell>
          <table:table-cell office:value-type="float" office:value="-0.00516083828327616">
            <text:p>-0.0051608383</text:p>
          </table:table-cell>
          <table:table-cell office:value-type="float" office:value="0.00520956929283341">
            <text:p>0.0052095693</text:p>
          </table:table-cell>
          <table:table-cell office:value-type="float" office:value="0.975538969378965">
            <text:p>0.9755389694</text:p>
          </table:table-cell>
          <table:table-cell office:value-type="float" office:value="0.981989269142034">
            <text:p>0.9819892691</text:p>
          </table:table-cell>
          <table:table-cell office:value-type="float" office:value="1.01828668616486">
            <text:p>1.01828668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5906">
            <text:p>15906</text:p>
          </table:table-cell>
          <table:table-cell office:value-type="float" office:value="22305">
            <text:p>22305</text:p>
          </table:table-cell>
          <table:table-cell office:value-type="float" office:value="31421">
            <text:p>31421</text:p>
          </table:table-cell>
          <table:table-cell office:value-type="float" office:value="-150.5">
            <text:p>-150.5</text:p>
          </table:table-cell>
          <table:table-cell office:value-type="float" office:value="137.375">
            <text:p>137.375</text:p>
          </table:table-cell>
          <table:table-cell office:value-type="float" office:value="-215">
            <text:p>-215</text:p>
          </table:table-cell>
          <table:table-cell office:value-type="float" office:value="-0.00946183830001257">
            <text:p>-0.0094618383</text:p>
          </table:table-cell>
          <table:table-cell office:value-type="float" office:value="0.00615893297466936">
            <text:p>0.006158933</text:p>
          </table:table-cell>
          <table:table-cell office:value-type="float" office:value="-0.00684255752522199">
            <text:p>-0.0068425575</text:p>
          </table:table-cell>
          <table:table-cell office:value-type="float" office:value="0.967059037662626">
            <text:p>0.9670590377</text:p>
          </table:table-cell>
          <table:table-cell office:value-type="float" office:value="1.0216306130239">
            <text:p>1.021630613</text:p>
          </table:table-cell>
          <table:table-cell office:value-type="float" office:value="0.976142817024956">
            <text:p>0.9761428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6618">
            <text:p>16618</text:p>
          </table:table-cell>
          <table:table-cell office:value-type="float" office:value="21700">
            <text:p>21700</text:p>
          </table:table-cell>
          <table:table-cell office:value-type="float" office:value="30864">
            <text:p>30864</text:p>
          </table:table-cell>
          <table:table-cell office:value-type="float" office:value="-121">
            <text:p>-121</text:p>
          </table:table-cell>
          <table:table-cell office:value-type="float" office:value="-109.25">
            <text:p>-109.25</text:p>
          </table:table-cell>
          <table:table-cell office:value-type="float" office:value="-114.75">
            <text:p>-114.75</text:p>
          </table:table-cell>
          <table:table-cell office:value-type="float" office:value="-0.0072812612829462">
            <text:p>-0.0072812613</text:p>
          </table:table-cell>
          <table:table-cell office:value-type="float" office:value="-0.00503456221198157">
            <text:p>-0.0050345622</text:p>
          </table:table-cell>
          <table:table-cell office:value-type="float" office:value="-0.00371792379471229">
            <text:p>-0.0037179238</text:p>
          </table:table-cell>
          <table:table-cell office:value-type="float" office:value="0.974619498370795">
            <text:p>0.9746194984</text:p>
          </table:table-cell>
          <table:table-cell office:value-type="float" office:value="0.982428712018731">
            <text:p>0.982428712</text:p>
          </table:table-cell>
          <table:table-cell office:value-type="float" office:value="0.9870143597149">
            <text:p>0.9870143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761">
            <text:p>21761</text:p>
          </table:table-cell>
          <table:table-cell office:value-type="float" office:value="32593">
            <text:p>32593</text:p>
          </table:table-cell>
          <table:table-cell office:value-type="float" office:value="-75">
            <text:p>-75</text:p>
          </table:table-cell>
          <table:table-cell office:value-type="float" office:value="321">
            <text:p>321</text:p>
          </table:table-cell>
          <table:table-cell office:value-type="float" office:value="-73.25">
            <text:p>-73.25</text:p>
          </table:table-cell>
          <table:table-cell office:value-type="float" office:value="-0.00469954257785576">
            <text:p>-0.0046995426</text:p>
          </table:table-cell>
          <table:table-cell office:value-type="float" office:value="0.0147511603327053">
            <text:p>0.0147511603</text:p>
          </table:table-cell>
          <table:table-cell office:value-type="float" office:value="-0.00224741508912957">
            <text:p>-0.0022474151</text:p>
          </table:table-cell>
          <table:table-cell office:value-type="float" office:value="0.983594888950369">
            <text:p>0.983594889</text:p>
          </table:table-cell>
          <table:table-cell office:value-type="float" office:value="1.05205555075754">
            <text:p>1.0520555508</text:p>
          </table:table-cell>
          <table:table-cell office:value-type="float" office:value="0.992143946902229">
            <text:p>0.9921439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946">
            <text:p>21946</text:p>
          </table:table-cell>
          <table:table-cell office:value-type="float" office:value="33079">
            <text:p>33079</text:p>
          </table:table-cell>
          <table:table-cell office:value-type="float" office:value="-66.125">
            <text:p>-66.125</text:p>
          </table:table-cell>
          <table:table-cell office:value-type="float" office:value="322.375">
            <text:p>322.375</text:p>
          </table:table-cell>
          <table:table-cell office:value-type="float" office:value="94.875">
            <text:p>94.875</text:p>
          </table:table-cell>
          <table:table-cell office:value-type="float" office:value="-0.00427772027429163">
            <text:p>-0.0042777203</text:p>
          </table:table-cell>
          <table:table-cell office:value-type="float" office:value="0.0146894650505787">
            <text:p>0.0146894651</text:p>
          </table:table-cell>
          <table:table-cell office:value-type="float" office:value="0.00286813386136219">
            <text:p>0.0028681339</text:p>
          </table:table-cell>
          <table:table-cell office:value-type="float" office:value="0.98506384486584">
            <text:p>0.9850638449</text:p>
          </table:table-cell>
          <table:table-cell office:value-type="float" office:value="1.05183605722863">
            <text:p>1.0518360572</text:p>
          </table:table-cell>
          <table:table-cell office:value-type="float" office:value="1.01005459185079">
            <text:p>1.0100545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759">
            <text:p>21759</text:p>
          </table:table-cell>
          <table:table-cell office:value-type="float" office:value="31243">
            <text:p>31243</text:p>
          </table:table-cell>
          <table:table-cell office:value-type="float" office:value="-124">
            <text:p>-124</text:p>
          </table:table-cell>
          <table:table-cell office:value-type="float" office:value="104.125">
            <text:p>104.125</text:p>
          </table:table-cell>
          <table:table-cell office:value-type="float" office:value="628.125">
            <text:p>628.125</text:p>
          </table:table-cell>
          <table:table-cell office:value-type="float" office:value="-0.00791119050657139">
            <text:p>-0.0079111905</text:p>
          </table:table-cell>
          <table:table-cell office:value-type="float" office:value="0.00478537616618411">
            <text:p>0.0047853762</text:p>
          </table:table-cell>
          <table:table-cell office:value-type="float" office:value="0.0201045034087636">
            <text:p>0.0201045034</text:p>
          </table:table-cell>
          <table:table-cell office:value-type="float" office:value="0.972433503620053">
            <text:p>0.9724335036</text:p>
          </table:table-cell>
          <table:table-cell office:value-type="float" office:value="1.01679370023875">
            <text:p>1.0167937002</text:p>
          </table:table-cell>
          <table:table-cell office:value-type="float" office:value="1.07115797640301">
            <text:p>1.0711579764</text:p>
          </table:table-cell>
          <table:table-cell table:number-columns-repeated="2" office:value-type="float" office:value="0">
            <text:p>0</text:p>
          </table:table-cell>
          <table:table-cell office:value-type="float" office:value="34.8226335664959">
            <text:p>34.822633566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425">
            <text:p>16425</text:p>
          </table:table-cell>
          <table:table-cell office:value-type="float" office:value="21816">
            <text:p>21816</text:p>
          </table:table-cell>
          <table:table-cell office:value-type="float" office:value="34478">
            <text:p>34478</text:p>
          </table:table-cell>
          <table:table-cell office:value-type="float" office:value="199.75">
            <text:p>199.75</text:p>
          </table:table-cell>
          <table:table-cell office:value-type="float" office:value="-67.375">
            <text:p>-67.375</text:p>
          </table:table-cell>
          <table:table-cell office:value-type="float" office:value="413.125">
            <text:p>413.125</text:p>
          </table:table-cell>
          <table:table-cell office:value-type="float" office:value="0.0121613394216134">
            <text:p>0.0121613394</text:p>
          </table:table-cell>
          <table:table-cell office:value-type="float" office:value="-0.00308832966629996">
            <text:p>-0.0030883297</text:p>
          </table:table-cell>
          <table:table-cell office:value-type="float" office:value="0.0119822785544405">
            <text:p>0.0119822786</text:p>
          </table:table-cell>
          <table:table-cell office:value-type="float" office:value="1.04285456840164">
            <text:p>1.0428545684</text:p>
          </table:table-cell>
          <table:table-cell office:value-type="float" office:value="0.989209540217001">
            <text:p>0.9892095402</text:p>
          </table:table-cell>
          <table:table-cell office:value-type="float" office:value="1.04221938193928">
            <text:p>1.0422193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982">
            <text:p>22982</text:p>
          </table:table-cell>
          <table:table-cell office:value-type="float" office:value="36297">
            <text:p>36297</text:p>
          </table:table-cell>
          <table:table-cell office:value-type="float" office:value="164.75">
            <text:p>164.75</text:p>
          </table:table-cell>
          <table:table-cell office:value-type="float" office:value="-47.125">
            <text:p>-47.125</text:p>
          </table:table-cell>
          <table:table-cell office:value-type="float" office:value="-32.625">
            <text:p>-32.625</text:p>
          </table:table-cell>
          <table:table-cell office:value-type="float" office:value="0.0101823238566131">
            <text:p>0.0101823239</text:p>
          </table:table-cell>
          <table:table-cell office:value-type="float" office:value="-0.00205051779653642">
            <text:p>-0.0020505178</text:p>
          </table:table-cell>
          <table:table-cell office:value-type="float" office:value="-0.000898834614430945">
            <text:p>-0.0008988346</text:p>
          </table:table-cell>
          <table:table-cell office:value-type="float" office:value="1.03584134574762">
            <text:p>1.0358413457</text:p>
          </table:table-cell>
          <table:table-cell office:value-type="float" office:value="0.992831428773661">
            <text:p>0.9928314288</text:p>
          </table:table-cell>
          <table:table-cell office:value-type="float" office:value="0.996855662340673">
            <text:p>0.99685566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860">
            <text:p>860</text:p>
          </table:table-cell>
          <table:table-cell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6609">
            <text:p>16609</text:p>
          </table:table-cell>
          <table:table-cell office:value-type="float" office:value="23030">
            <text:p>23030</text:p>
          </table:table-cell>
          <table:table-cell office:value-type="float" office:value="37310">
            <text:p>37310</text:p>
          </table:table-cell>
          <table:table-cell office:value-type="float" office:value="201.75">
            <text:p>201.75</text:p>
          </table:table-cell>
          <table:table-cell office:value-type="float" office:value="96">
            <text:p>96</text:p>
          </table:table-cell>
          <table:table-cell office:value-type="float" office:value="-340.375">
            <text:p>-340.375</text:p>
          </table:table-cell>
          <table:table-cell office:value-type="float" office:value="0.012147028719369">
            <text:p>0.0121470287</text:p>
          </table:table-cell>
          <table:table-cell office:value-type="float" office:value="0.0041684759009987">
            <text:p>0.0041684759</text:p>
          </table:table-cell>
          <table:table-cell office:value-type="float" office:value="-0.00912288930581613">
            <text:p>-0.0091228893</text:p>
          </table:table-cell>
          <table:table-cell office:value-type="float" office:value="1.04280379911894">
            <text:p>1.0428037991</text:p>
          </table:table-cell>
          <table:table-cell office:value-type="float" office:value="1.01462372298852">
            <text:p>1.014623723</text:p>
          </table:table-cell>
          <table:table-cell office:value-type="float" office:value="0.968233012563844">
            <text:p>0.96823301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2130">
            <text:p>22130</text:p>
          </table:table-cell>
          <table:table-cell office:value-type="float" office:value="36134">
            <text:p>36134</text:p>
          </table:table-cell>
          <table:table-cell office:value-type="float" office:value="111">
            <text:p>111</text:p>
          </table:table-cell>
          <table:table-cell office:value-type="float" office:value="421.75">
            <text:p>421.75</text:p>
          </table:table-cell>
          <table:table-cell office:value-type="float" office:value="-1168.875">
            <text:p>-1168.875</text:p>
          </table:table-cell>
          <table:table-cell office:value-type="float" office:value="0.0067798680674322">
            <text:p>0.0067798681</text:p>
          </table:table-cell>
          <table:table-cell office:value-type="float" office:value="0.01905784003615">
            <text:p>0.01905784</text:p>
          </table:table-cell>
          <table:table-cell office:value-type="float" office:value="-0.0323483422815077">
            <text:p>-0.0323483423</text:p>
          </table:table-cell>
          <table:table-cell office:value-type="float" office:value="1.0238196327936">
            <text:p>1.0238196328</text:p>
          </table:table-cell>
          <table:table-cell office:value-type="float" office:value="1.06741431460954">
            <text:p>1.0674143146</text:p>
          </table:table-cell>
          <table:table-cell office:value-type="float" office:value="0.888831775901512">
            <text:p>0.888831775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0791221406552">
            <text:p>-21.079122140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836">
            <text:p>836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960">
            <text:p>15960</text:p>
          </table:table-cell>
          <table:table-cell office:value-type="float" office:value="23582">
            <text:p>23582</text:p>
          </table:table-cell>
          <table:table-cell office:value-type="float" office:value="33627">
            <text:p>33627</text:p>
          </table:table-cell>
          <table:table-cell office:value-type="float" office:value="141.125">
            <text:p>141.125</text:p>
          </table:table-cell>
          <table:table-cell office:value-type="float" office:value="-1513.625">
            <text:p>-1513.625</text:p>
          </table:table-cell>
          <table:table-cell office:value-type="float" office:value="326.625">
            <text:p>326.625</text:p>
          </table:table-cell>
          <table:table-cell office:value-type="float" office:value="0.00884241854636592">
            <text:p>0.0088424185</text:p>
          </table:table-cell>
          <table:table-cell office:value-type="float" office:value="-0.0641856076668646">
            <text:p>-0.0641856077</text:p>
          </table:table-cell>
          <table:table-cell office:value-type="float" office:value="0.00971317691141047">
            <text:p>0.0097131769</text:p>
          </table:table-cell>
          <table:table-cell office:value-type="float" office:value="1.03110171410915">
            <text:p>1.0311017141</text:p>
          </table:table-cell>
          <table:table-cell office:value-type="float" office:value="0.783425165939841">
            <text:p>0.7834251659</text:p>
          </table:table-cell>
          <table:table-cell office:value-type="float" office:value="1.03418103696913">
            <text:p>1.034181037</text:p>
          </table:table-cell>
          <table:table-cell office:value-type="float" office:value="0">
            <text:p>0</text:p>
          </table:table-cell>
          <table:table-cell office:value-type="float" office:value="-10.4487008458012">
            <text:p>-10.4487008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834">
            <text:p>15834</text:p>
          </table:table-cell>
          <table:table-cell office:value-type="float" office:value="21733">
            <text:p>21733</text:p>
          </table:table-cell>
          <table:table-cell office:value-type="float" office:value="35460">
            <text:p>35460</text:p>
          </table:table-cell>
          <table:table-cell office:value-type="float" office:value="180">
            <text:p>180</text:p>
          </table:table-cell>
          <table:table-cell office:value-type="float" office:value="-1976.5">
            <text:p>-1976.5</text:p>
          </table:table-cell>
          <table:table-cell office:value-type="float" office:value="44.375">
            <text:p>44.375</text:p>
          </table:table-cell>
          <table:table-cell office:value-type="float" office:value="0.0113679424024252">
            <text:p>0.0113679424</text:p>
          </table:table-cell>
          <table:table-cell office:value-type="float" office:value="-0.0909446463902821">
            <text:p>-0.0909446464</text:p>
          </table:table-cell>
          <table:table-cell office:value-type="float" office:value="0.00125141003948111">
            <text:p>0.00125141</text:p>
          </table:table-cell>
          <table:table-cell office:value-type="float" office:value="1.04004108943284">
            <text:p>1.0400410894</text:p>
          </table:table-cell>
          <table:table-cell office:value-type="float" office:value="0.697904757899838">
            <text:p>0.6979047579</text:p>
          </table:table-cell>
          <table:table-cell office:value-type="float" office:value="1.00438300455127">
            <text:p>1.0043830046</text:p>
          </table:table-cell>
          <table:table-cell office:value-type="float" office:value="0">
            <text:p>0</text:p>
          </table:table-cell>
          <table:table-cell office:value-type="float" office:value="-7.2695577380767">
            <text:p>-7.2695577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5164">
            <text:p>15164</text:p>
          </table:table-cell>
          <table:table-cell office:value-type="float" office:value="21008">
            <text:p>21008</text:p>
          </table:table-cell>
          <table:table-cell office:value-type="float" office:value="36208">
            <text:p>36208</text:p>
          </table:table-cell>
          <table:table-cell office:value-type="float" office:value="-1492.875">
            <text:p>-1492.875</text:p>
          </table:table-cell>
          <table:table-cell office:value-type="float" office:value="268.25">
            <text:p>268.25</text:p>
          </table:table-cell>
          <table:table-cell office:value-type="float" office:value="-389.875">
            <text:p>-389.875</text:p>
          </table:table-cell>
          <table:table-cell office:value-type="float" office:value="-0.0984486283302559">
            <text:p>-0.0984486283</text:p>
          </table:table-cell>
          <table:table-cell office:value-type="float" office:value="0.0127689451637471">
            <text:p>0.0127689452</text:p>
          </table:table-cell>
          <table:table-cell office:value-type="float" office:value="-0.0107676480335837">
            <text:p>-0.010767648</text:p>
          </table:table-cell>
          <table:table-cell office:value-type="float" office:value="0.674426380387518">
            <text:p>0.6744263804</text:p>
          </table:table-cell>
          <table:table-cell office:value-type="float" office:value="1.04501087815588">
            <text:p>1.0450108782</text:p>
          </table:table-cell>
          <table:table-cell office:value-type="float" office:value="0.96254047868104">
            <text:p>0.9625404787</text:p>
          </table:table-cell>
          <table:table-cell office:value-type="float" office:value="-6.68814031946952">
            <text:p>-6.68814031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2308">
            <text:p>12308</text:p>
          </table:table-cell>
          <table:table-cell office:value-type="float" office:value="20930">
            <text:p>20930</text:p>
          </table:table-cell>
          <table:table-cell office:value-type="float" office:value="35178">
            <text:p>35178</text:p>
          </table:table-cell>
          <table:table-cell office:value-type="float" office:value="-1406.5">
            <text:p>-1406.5</text:p>
          </table:table-cell>
          <table:table-cell office:value-type="float" office:value="-656">
            <text:p>-656</text:p>
          </table:table-cell>
          <table:table-cell office:value-type="float" office:value="-1176.125">
            <text:p>-1176.125</text:p>
          </table:table-cell>
          <table:table-cell office:value-type="float" office:value="-0.114275268118297">
            <text:p>-0.1142752681</text:p>
          </table:table-cell>
          <table:table-cell office:value-type="float" office:value="-0.0313425704730053">
            <text:p>-0.0313425705</text:p>
          </table:table-cell>
          <table:table-cell office:value-type="float" office:value="-0.0334335380067087">
            <text:p>-0.033433538</text:p>
          </table:table-cell>
          <table:table-cell office:value-type="float" office:value="0.625631881916837">
            <text:p>0.6256318819</text:p>
          </table:table-cell>
          <table:table-cell office:value-type="float" office:value="0.892226422523238">
            <text:p>0.8922264225</text:p>
          </table:table-cell>
          <table:table-cell office:value-type="float" office:value="0.885173507845266">
            <text:p>0.8851735078</text:p>
          </table:table-cell>
          <table:table-cell office:value-type="float" office:value="-5.71201098174899">
            <text:p>-5.7120109817</text:p>
          </table:table-cell>
          <table:table-cell office:value-type="float" office:value="-21.7667859605904">
            <text:p>-21.7667859606</text:p>
          </table:table-cell>
          <table:table-cell office:value-type="float" office:value="-20.3835540712697">
            <text:p>-20.383554071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9847">
            <text:p>9847</text:p>
          </table:table-cell>
          <table:table-cell office:value-type="float" office:value="18972">
            <text:p>18972</text:p>
          </table:table-cell>
          <table:table-cell office:value-type="float" office:value="32609">
            <text:p>32609</text:p>
          </table:table-cell>
          <table:table-cell office:value-type="float" office:value="-1379.125">
            <text:p>-1379.125</text:p>
          </table:table-cell>
          <table:table-cell office:value-type="float" office:value="165.625">
            <text:p>165.625</text:p>
          </table:table-cell>
          <table:table-cell office:value-type="float" office:value="289.125">
            <text:p>289.125</text:p>
          </table:table-cell>
          <table:table-cell office:value-type="float" office:value="-0.140055346806134">
            <text:p>-0.1400553468</text:p>
          </table:table-cell>
          <table:table-cell office:value-type="float" office:value="0.00872997048281678">
            <text:p>0.0087299705</text:p>
          </table:table-cell>
          <table:table-cell office:value-type="float" office:value="0.00886641724677236">
            <text:p>0.0088664172</text:p>
          </table:table-cell>
          <table:table-cell office:value-type="float" office:value="0.548252666509745">
            <text:p>0.5482526665</text:p>
          </table:table-cell>
          <table:table-cell office:value-type="float" office:value="1.03070427296374">
            <text:p>1.030704273</text:p>
          </table:table-cell>
          <table:table-cell office:value-type="float" office:value="1.0311865425391">
            <text:p>1.0311865425</text:p>
          </table:table-cell>
          <table:table-cell office:value-type="float" office:value="-4.59380886847187">
            <text:p>-4.59380886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7995">
            <text:p>7995</text:p>
          </table:table-cell>
          <table:table-cell office:value-type="float" office:value="19826">
            <text:p>19826</text:p>
          </table:table-cell>
          <table:table-cell office:value-type="float" office:value="34022">
            <text:p>34022</text:p>
          </table:table-cell>
          <table:table-cell office:value-type="float" office:value="-1224.625">
            <text:p>-1224.625</text:p>
          </table:table-cell>
          <table:table-cell office:value-type="float" office:value="-50">
            <text:p>-50</text:p>
          </table:table-cell>
          <table:table-cell office:value-type="float" office:value="-71">
            <text:p>-71</text:p>
          </table:table-cell>
          <table:table-cell office:value-type="float" office:value="-0.153173858661664">
            <text:p>-0.1531738587</text:p>
          </table:table-cell>
          <table:table-cell office:value-type="float" office:value="-0.00252194088570564">
            <text:p>-0.0025219409</text:p>
          </table:table-cell>
          <table:table-cell office:value-type="float" office:value="-0.00208688495679266">
            <text:p>-0.002086885</text:p>
          </table:table-cell>
          <table:table-cell office:value-type="float" office:value="0.509877467399692">
            <text:p>0.5098774674</text:p>
          </table:table-cell>
          <table:table-cell office:value-type="float" office:value="0.991185672864259">
            <text:p>0.9911856729</text:p>
          </table:table-cell>
          <table:table-cell office:value-type="float" office:value="0.992704438625319">
            <text:p>0.9927044386</text:p>
          </table:table-cell>
          <table:table-cell office:value-type="float" office:value="-4.16905885225802">
            <text:p>-4.16905885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8125">
            <text:p>8125</text:p>
          </table:table-cell>
          <table:table-cell office:value-type="float" office:value="19240">
            <text:p>19240</text:p>
          </table:table-cell>
          <table:table-cell office:value-type="float" office:value="35162">
            <text:p>35162</text:p>
          </table:table-cell>
          <table:table-cell office:value-type="float" office:value="-1018.5">
            <text:p>-1018.5</text:p>
          </table:table-cell>
          <table:table-cell office:value-type="float" office:value="-228.125">
            <text:p>-228.125</text:p>
          </table:table-cell>
          <table:table-cell office:value-type="float" office:value="-391.125">
            <text:p>-391.125</text:p>
          </table:table-cell>
          <table:table-cell office:value-type="float" office:value="-0.125353846153846">
            <text:p>-0.1253538462</text:p>
          </table:table-cell>
          <table:table-cell office:value-type="float" office:value="-0.0118568087318087">
            <text:p>-0.0118568087</text:p>
          </table:table-cell>
          <table:table-cell office:value-type="float" office:value="-0.0111235140208179">
            <text:p>-0.011123514</text:p>
          </table:table-cell>
          <table:table-cell office:value-type="float" office:value="0.59206016848284">
            <text:p>0.5920601685</text:p>
          </table:table-cell>
          <table:table-cell office:value-type="float" office:value="0.958776713908743">
            <text:p>0.9587767139</text:p>
          </table:table-cell>
          <table:table-cell office:value-type="float" office:value="0.961310216752913">
            <text:p>0.9613102168</text:p>
          </table:table-cell>
          <table:table-cell office:value-type="float" office:value="-5.17521691883048">
            <text:p>-5.1752169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4">
            <text:p>614</text:p>
          </table:table-cell>
          <table:table-cell table:number-columns-repeated="2" office:value-type="float" office:value="878">
            <text:p>878</text:p>
          </table:table-cell>
          <table:table-cell office:value-type="float" office:value="8112">
            <text:p>8112</text:p>
          </table:table-cell>
          <table:table-cell office:value-type="float" office:value="15930">
            <text:p>15930</text:p>
          </table:table-cell>
          <table:table-cell office:value-type="float" office:value="33792">
            <text:p>33792</text:p>
          </table:table-cell>
          <table:table-cell office:value-type="float" office:value="-580.75">
            <text:p>-580.75</text:p>
          </table:table-cell>
          <table:table-cell office:value-type="float" office:value="-677.25">
            <text:p>-677.25</text:p>
          </table:table-cell>
          <table:table-cell office:value-type="float" office:value="-1114.25">
            <text:p>-1114.25</text:p>
          </table:table-cell>
          <table:table-cell office:value-type="float" office:value="-0.0715914694280079">
            <text:p>-0.0715914694</text:p>
          </table:table-cell>
          <table:table-cell office:value-type="float" office:value="-0.0425141242937853">
            <text:p>-0.0425141243</text:p>
          </table:table-cell>
          <table:table-cell office:value-type="float" office:value="-0.0329737807765152">
            <text:p>-0.0329737808</text:p>
          </table:table-cell>
          <table:table-cell office:value-type="float" office:value="0.759475520451901">
            <text:p>0.7594755205</text:p>
          </table:table-cell>
          <table:table-cell office:value-type="float" office:value="0.854743168470108">
            <text:p>0.8547431685</text:p>
          </table:table-cell>
          <table:table-cell office:value-type="float" office:value="0.886722816910844">
            <text:p>0.8867228169</text:p>
          </table:table-cell>
          <table:table-cell office:value-type="float" office:value="-9.33111610115739">
            <text:p>-9.3311161012</text:p>
          </table:table-cell>
          <table:table-cell office:value-type="float" office:value="-15.9548440847049">
            <text:p>-15.9548440847</text:p>
          </table:table-cell>
          <table:table-cell office:value-type="float" office:value="-20.6726514872025">
            <text:p>-20.672651487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835">
            <text:p>835</text:p>
          </table:table-cell>
          <table:table-cell office:value-type="float" office:value="7397">
            <text:p>7397</text:p>
          </table:table-cell>
          <table:table-cell office:value-type="float" office:value="14976">
            <text:p>14976</text:p>
          </table:table-cell>
          <table:table-cell office:value-type="float" office:value="31055">
            <text:p>31055</text:p>
          </table:table-cell>
          <table:table-cell office:value-type="float" office:value="-335.5">
            <text:p>-335.5</text:p>
          </table:table-cell>
          <table:table-cell office:value-type="float" office:value="-199.125">
            <text:p>-199.125</text:p>
          </table:table-cell>
          <table:table-cell office:value-type="float" office:value="-1998.125">
            <text:p>-1998.125</text:p>
          </table:table-cell>
          <table:table-cell office:value-type="float" office:value="-0.045356225496823">
            <text:p>-0.0453562255</text:p>
          </table:table-cell>
          <table:table-cell office:value-type="float" office:value="-0.0132962740384615">
            <text:p>-0.013296274</text:p>
          </table:table-cell>
          <table:table-cell office:value-type="float" office:value="-0.0643414909032362">
            <text:p>-0.0643414909</text:p>
          </table:table-cell>
          <table:table-cell office:value-type="float" office:value="0.845285297656104">
            <text:p>0.8452852977</text:p>
          </table:table-cell>
          <table:table-cell office:value-type="float" office:value="0.953809551035864">
            <text:p>0.953809551</text:p>
          </table:table-cell>
          <table:table-cell office:value-type="float" office:value="0.78291884364391">
            <text:p>0.7829188436</text:p>
          </table:table-cell>
          <table:table-cell office:value-type="float" office:value="-14.9330395255236">
            <text:p>-14.9330395255</text:p>
          </table:table-cell>
          <table:table-cell office:value-type="float" office:value="0">
            <text:p>0</text:p>
          </table:table-cell>
          <table:table-cell office:value-type="float" office:value="-10.422527709908">
            <text:p>-10.422527709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6695">
            <text:p>6695</text:p>
          </table:table-cell>
          <table:table-cell office:value-type="float" office:value="12915">
            <text:p>12915</text:p>
          </table:table-cell>
          <table:table-cell office:value-type="float" office:value="28106">
            <text:p>28106</text:p>
          </table:table-cell>
          <table:table-cell office:value-type="float" office:value="-121.875">
            <text:p>-121.875</text:p>
          </table:table-cell>
          <table:table-cell office:value-type="float" office:value="-2107.75">
            <text:p>-2107.75</text:p>
          </table:table-cell>
          <table:table-cell office:value-type="float" office:value="-2454.25">
            <text:p>-2454.25</text:p>
          </table:table-cell>
          <table:table-cell office:value-type="float" office:value="-0.0182038834951456">
            <text:p>-0.0182038835</text:p>
          </table:table-cell>
          <table:table-cell office:value-type="float" office:value="-0.163201703445606">
            <text:p>-0.1632017034</text:p>
          </table:table-cell>
          <table:table-cell office:value-type="float" office:value="-0.0873212125524799">
            <text:p>-0.0873212126</text:p>
          </table:table-cell>
          <table:table-cell office:value-type="float" office:value="0.936935915260628">
            <text:p>0.9369359153</text:p>
          </table:table-cell>
          <table:table-cell office:value-type="float" office:value="0.480998238115172">
            <text:p>0.4809982381</text:p>
          </table:table-cell>
          <table:table-cell office:value-type="float" office:value="0.709320744623126">
            <text:p>0.7093207446</text:p>
          </table:table-cell>
          <table:table-cell office:value-type="float" office:value="0">
            <text:p>0</text:p>
          </table:table-cell>
          <table:table-cell office:value-type="float" office:value="-3.8903212596626">
            <text:p>-3.8903212597</text:p>
          </table:table-cell>
          <table:table-cell office:value-type="float" office:value="-7.58605079122474">
            <text:p>-7.586050791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7020">
            <text:p>7020</text:p>
          </table:table-cell>
          <table:table-cell office:value-type="float" office:value="13125">
            <text:p>13125</text:p>
          </table:table-cell>
          <table:table-cell office:value-type="float" office:value="25450">
            <text:p>25450</text:p>
          </table:table-cell>
          <table:table-cell office:value-type="float" office:value="-147.875">
            <text:p>-147.875</text:p>
          </table:table-cell>
          <table:table-cell office:value-type="float" office:value="-1719.75">
            <text:p>-1719.75</text:p>
          </table:table-cell>
          <table:table-cell office:value-type="float" office:value="-2595.375">
            <text:p>-2595.375</text:p>
          </table:table-cell>
          <table:table-cell office:value-type="float" office:value="-0.0210648148148148">
            <text:p>-0.0210648148</text:p>
          </table:table-cell>
          <table:table-cell office:value-type="float" office:value="-0.131028571428571">
            <text:p>-0.1310285714</text:p>
          </table:table-cell>
          <table:table-cell office:value-type="float" office:value="-0.101979371316306">
            <text:p>-0.1019793713</text:p>
          </table:table-cell>
          <table:table-cell office:value-type="float" office:value="0.927142851937586">
            <text:p>0.9271428519</text:p>
          </table:table-cell>
          <table:table-cell office:value-type="float" office:value="0.5750502336">
            <text:p>0.5750502336</text:p>
          </table:table-cell>
          <table:table-cell office:value-type="float" office:value="0.663455793054103">
            <text:p>0.6634557931</text:p>
          </table:table-cell>
          <table:table-cell office:value-type="float" office:value="-32.5576452410484">
            <text:p>-32.557645241</text:p>
          </table:table-cell>
          <table:table-cell office:value-type="float" office:value="-4.93536273147816">
            <text:p>-4.9353627315</text:p>
          </table:table-cell>
          <table:table-cell office:value-type="float" office:value="-6.44414978834449">
            <text:p>-6.444149788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7696">
            <text:p>7696</text:p>
          </table:table-cell>
          <table:table-cell office:value-type="float" office:value="12006">
            <text:p>12006</text:p>
          </table:table-cell>
          <table:table-cell office:value-type="float" office:value="20860">
            <text:p>20860</text:p>
          </table:table-cell>
          <table:table-cell office:value-type="float" office:value="-167.375">
            <text:p>-167.375</text:p>
          </table:table-cell>
          <table:table-cell office:value-type="float" office:value="-43.875">
            <text:p>-43.875</text:p>
          </table:table-cell>
          <table:table-cell office:value-type="float" office:value="-2476">
            <text:p>-2476</text:p>
          </table:table-cell>
          <table:table-cell office:value-type="float" office:value="-0.0217483108108108">
            <text:p>-0.0217483108</text:p>
          </table:table-cell>
          <table:table-cell office:value-type="float" office:value="-0.0036544227886057">
            <text:p>-0.0036544228</text:p>
          </table:table-cell>
          <table:table-cell office:value-type="float" office:value="-0.118696069031639">
            <text:p>-0.118696069</text:p>
          </table:table-cell>
          <table:table-cell office:value-type="float" office:value="0.924807970647484">
            <text:p>0.9248079706</text:p>
          </table:table-cell>
          <table:table-cell office:value-type="float" office:value="0.987235695659479">
            <text:p>0.9872356957</text:p>
          </table:table-cell>
          <table:table-cell office:value-type="float" office:value="0.612177721724247">
            <text:p>0.6121777217</text:p>
          </table:table-cell>
          <table:table-cell office:value-type="float" office:value="-31.5234674636561">
            <text:p>-31.5234674637</text:p>
          </table:table-cell>
          <table:table-cell office:value-type="float" office:value="0">
            <text:p>0</text:p>
          </table:table-cell>
          <table:table-cell office:value-type="float" office:value="-5.48581094349078">
            <text:p>-5.485810943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7163">
            <text:p>7163</text:p>
          </table:table-cell>
          <table:table-cell office:value-type="float" office:value="11295">
            <text:p>11295</text:p>
          </table:table-cell>
          <table:table-cell office:value-type="float" office:value="16835">
            <text:p>16835</text:p>
          </table:table-cell>
          <table:table-cell office:value-type="float" office:value="-229.125">
            <text:p>-229.125</text:p>
          </table:table-cell>
          <table:table-cell office:value-type="float" office:value="-113.625">
            <text:p>-113.625</text:p>
          </table:table-cell>
          <table:table-cell office:value-type="float" office:value="-223.125">
            <text:p>-223.125</text:p>
          </table:table-cell>
          <table:table-cell office:value-type="float" office:value="-0.0319872958257713">
            <text:p>-0.0319872958</text:p>
          </table:table-cell>
          <table:table-cell office:value-type="float" office:value="-0.0100597609561753">
            <text:p>-0.010059761</text:p>
          </table:table-cell>
          <table:table-cell office:value-type="float" office:value="-0.0132536382536383">
            <text:p>-0.0132536383</text:p>
          </table:table-cell>
          <table:table-cell office:value-type="float" office:value="0.890049911314521">
            <text:p>0.8900499113</text:p>
          </table:table-cell>
          <table:table-cell office:value-type="float" office:value="0.964989186282757">
            <text:p>0.9649891863</text:p>
          </table:table-cell>
          <table:table-cell office:value-type="float" office:value="0.953956557609104">
            <text:p>0.9539565576</text:p>
          </table:table-cell>
          <table:table-cell office:value-type="float" office:value="-21.3210008706909">
            <text:p>-21.32100087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6695">
            <text:p>6695</text:p>
          </table:table-cell>
          <table:table-cell office:value-type="float" office:value="9744">
            <text:p>9744</text:p>
          </table:table-cell>
          <table:table-cell office:value-type="float" office:value="17004">
            <text:p>17004</text:p>
          </table:table-cell>
          <table:table-cell office:value-type="float" office:value="-121.875">
            <text:p>-121.875</text:p>
          </table:table-cell>
          <table:table-cell office:value-type="float" office:value="-71">
            <text:p>-71</text:p>
          </table:table-cell>
          <table:table-cell office:value-type="float" office:value="8.125">
            <text:p>8.125</text:p>
          </table:table-cell>
          <table:table-cell office:value-type="float" office:value="-0.0182038834951456">
            <text:p>-0.0182038835</text:p>
          </table:table-cell>
          <table:table-cell office:value-type="float" office:value="-0.00728653530377668">
            <text:p>-0.0072865353</text:p>
          </table:table-cell>
          <table:table-cell office:value-type="float" office:value="0.00047782874617737">
            <text:p>0.0004778287</text:p>
          </table:table-cell>
          <table:table-cell office:value-type="float" office:value="0.936935915260628">
            <text:p>0.9369359153</text:p>
          </table:table-cell>
          <table:table-cell office:value-type="float" office:value="0.974601189886379">
            <text:p>0.9746011899</text:p>
          </table:table-cell>
          <table:table-cell office:value-type="float" office:value="1.00167284811943">
            <text:p>1.0016728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6942">
            <text:p>6942</text:p>
          </table:table-cell>
          <table:table-cell office:value-type="float" office:value="9808">
            <text:p>9808</text:p>
          </table:table-cell>
          <table:table-cell office:value-type="float" office:value="17017">
            <text:p>17017</text:p>
          </table:table-cell>
          <table:table-cell office:value-type="float" office:value="-923.625">
            <text:p>-923.625</text:p>
          </table:table-cell>
          <table:table-cell office:value-type="float" office:value="-1146.25">
            <text:p>-1146.25</text:p>
          </table:table-cell>
          <table:table-cell office:value-type="float" office:value="-37.375">
            <text:p>-37.375</text:p>
          </table:table-cell>
          <table:table-cell office:value-type="float" office:value="-0.133048833189283">
            <text:p>-0.1330488332</text:p>
          </table:table-cell>
          <table:table-cell office:value-type="float" office:value="-0.116868882544861">
            <text:p>-0.1168688825</text:p>
          </table:table-cell>
          <table:table-cell office:value-type="float" office:value="-0.00219633307868602">
            <text:p>-0.0021963331</text:p>
          </table:table-cell>
          <table:table-cell office:value-type="float" office:value="0.569024988183049">
            <text:p>0.5690249882</text:p>
          </table:table-cell>
          <table:table-cell office:value-type="float" office:value="0.617729249079263">
            <text:p>0.6177292491</text:p>
          </table:table-cell>
          <table:table-cell office:value-type="float" office:value="0.992322289027424">
            <text:p>0.992322289</text:p>
          </table:table-cell>
          <table:table-cell office:value-type="float" office:value="-4.85490243980612">
            <text:p>-4.8549024398</text:p>
          </table:table-cell>
          <table:table-cell office:value-type="float" office:value="-5.57723097268653">
            <text:p>-5.5772309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6773">
            <text:p>6773</text:p>
          </table:table-cell>
          <table:table-cell office:value-type="float" office:value="10064">
            <text:p>10064</text:p>
          </table:table-cell>
          <table:table-cell office:value-type="float" office:value="16315">
            <text:p>16315</text:p>
          </table:table-cell>
          <table:table-cell office:value-type="float" office:value="-680.875">
            <text:p>-680.875</text:p>
          </table:table-cell>
          <table:table-cell office:value-type="float" office:value="-745">
            <text:p>-745</text:p>
          </table:table-cell>
          <table:table-cell office:value-type="float" office:value="-164.125">
            <text:p>-164.125</text:p>
          </table:table-cell>
          <table:table-cell office:value-type="float" office:value="-0.10052783109405">
            <text:p>-0.1005278311</text:p>
          </table:table-cell>
          <table:table-cell office:value-type="float" office:value="-0.0740262321144674">
            <text:p>-0.0740262321</text:p>
          </table:table-cell>
          <table:table-cell office:value-type="float" office:value="-0.0100597609561753">
            <text:p>-0.010059761</text:p>
          </table:table-cell>
          <table:table-cell office:value-type="float" office:value="0.667960047026794">
            <text:p>0.667960047</text:p>
          </table:table-cell>
          <table:table-cell office:value-type="float" office:value="0.751648758359851">
            <text:p>0.7516487584</text:p>
          </table:table-cell>
          <table:table-cell office:value-type="float" office:value="0.964989186282757">
            <text:p>0.9649891863</text:p>
          </table:table-cell>
          <table:table-cell office:value-type="float" office:value="-6.54238524887018">
            <text:p>-6.5423852489</text:p>
          </table:table-cell>
          <table:table-cell office:value-type="float" office:value="-9.01251891842772">
            <text:p>-9.0125189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5564">
            <text:p>5564</text:p>
          </table:table-cell>
          <table:table-cell office:value-type="float" office:value="9367">
            <text:p>9367</text:p>
          </table:table-cell>
          <table:table-cell office:value-type="float" office:value="15613">
            <text:p>15613</text:p>
          </table:table-cell>
          <table:table-cell office:value-type="float" office:value="-503.75">
            <text:p>-503.75</text:p>
          </table:table-cell>
          <table:table-cell office:value-type="float" office:value="-567.5">
            <text:p>-567.5</text:p>
          </table:table-cell>
          <table:table-cell office:value-type="float" office:value="-125.125">
            <text:p>-125.125</text:p>
          </table:table-cell>
          <table:table-cell office:value-type="float" office:value="-0.0905373831775701">
            <text:p>-0.0905373832</text:p>
          </table:table-cell>
          <table:table-cell office:value-type="float" office:value="-0.0605850325611188">
            <text:p>-0.0605850326</text:p>
          </table:table-cell>
          <table:table-cell office:value-type="float" office:value="-0.00801415487094088">
            <text:p>-0.0080141549</text:p>
          </table:table-cell>
          <table:table-cell office:value-type="float" office:value="0.699185313673683">
            <text:p>0.6991853137</text:p>
          </table:table-cell>
          <table:table-cell office:value-type="float" office:value="0.795146656530131">
            <text:p>0.7951466565</text:p>
          </table:table-cell>
          <table:table-cell office:value-type="float" office:value="0.972076342241166">
            <text:p>0.9720763422</text:p>
          </table:table-cell>
          <table:table-cell office:value-type="float" office:value="-7.30386792064549">
            <text:p>-7.3038679206</text:p>
          </table:table-cell>
          <table:table-cell office:value-type="float" office:value="-11.0907146648462">
            <text:p>-11.09071466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6266">
            <text:p>6266</text:p>
          </table:table-cell>
          <table:table-cell office:value-type="float" office:value="9636">
            <text:p>9636</text:p>
          </table:table-cell>
          <table:table-cell office:value-type="float" office:value="15938">
            <text:p>15938</text:p>
          </table:table-cell>
          <table:table-cell office:value-type="float" office:value="-277.875">
            <text:p>-277.875</text:p>
          </table:table-cell>
          <table:table-cell office:value-type="float" office:value="-67.5">
            <text:p>-67.5</text:p>
          </table:table-cell>
          <table:table-cell office:value-type="float" office:value="-164.125">
            <text:p>-164.125</text:p>
          </table:table-cell>
          <table:table-cell office:value-type="float" office:value="-0.0443464730290456">
            <text:p>-0.044346473</text:p>
          </table:table-cell>
          <table:table-cell office:value-type="float" office:value="-0.00700498132004981">
            <text:p>-0.0070049813</text:p>
          </table:table-cell>
          <table:table-cell office:value-type="float" office:value="-0.0102977161500816">
            <text:p>-0.0102977162</text:p>
          </table:table-cell>
          <table:table-cell office:value-type="float" office:value="0.848641899351767">
            <text:p>0.8486418994</text:p>
          </table:table-cell>
          <table:table-cell office:value-type="float" office:value="0.975578742115882">
            <text:p>0.9755787421</text:p>
          </table:table-cell>
          <table:table-cell office:value-type="float" office:value="0.964165837672214">
            <text:p>0.9641658377</text:p>
          </table:table-cell>
          <table:table-cell office:value-type="float" office:value="-15.281072658834">
            <text:p>-15.28107265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6591">
            <text:p>6591</text:p>
          </table:table-cell>
          <table:table-cell office:value-type="float" office:value="9612">
            <text:p>9612</text:p>
          </table:table-cell>
          <table:table-cell office:value-type="float" office:value="16601">
            <text:p>16601</text:p>
          </table:table-cell>
          <table:table-cell office:value-type="float" office:value="-307.125">
            <text:p>-307.125</text:p>
          </table:table-cell>
          <table:table-cell office:value-type="float" office:value="-74.25">
            <text:p>-74.25</text:p>
          </table:table-cell>
          <table:table-cell office:value-type="float" office:value="-198.25">
            <text:p>-198.25</text:p>
          </table:table-cell>
          <table:table-cell office:value-type="float" office:value="-0.0465976331360947">
            <text:p>-0.0465976331</text:p>
          </table:table-cell>
          <table:table-cell office:value-type="float" office:value="-0.0077247191011236">
            <text:p>-0.0077247191</text:p>
          </table:table-cell>
          <table:table-cell office:value-type="float" office:value="-0.0119420516836335">
            <text:p>-0.0119420517</text:p>
          </table:table-cell>
          <table:table-cell office:value-type="float" office:value="0.841164109274885">
            <text:p>0.8411641093</text:p>
          </table:table-cell>
          <table:table-cell office:value-type="float" office:value="0.973080438865042">
            <text:p>0.9730804389</text:p>
          </table:table-cell>
          <table:table-cell office:value-type="float" office:value="0.958482339800175">
            <text:p>0.9584823398</text:p>
          </table:table-cell>
          <table:table-cell office:value-type="float" office:value="-14.5258287414427">
            <text:p>-14.52582874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5993">
            <text:p>5993</text:p>
          </table:table-cell>
          <table:table-cell office:value-type="float" office:value="9372">
            <text:p>9372</text:p>
          </table:table-cell>
          <table:table-cell office:value-type="float" office:value="16029">
            <text:p>16029</text:p>
          </table:table-cell>
          <table:table-cell office:value-type="float" office:value="-217.75">
            <text:p>-217.75</text:p>
          </table:table-cell>
          <table:table-cell office:value-type="float" office:value="-226.5">
            <text:p>-226.5</text:p>
          </table:table-cell>
          <table:table-cell office:value-type="float" office:value="-276.25">
            <text:p>-276.25</text:p>
          </table:table-cell>
          <table:table-cell office:value-type="float" office:value="-0.0363340563991323">
            <text:p>-0.0363340564</text:p>
          </table:table-cell>
          <table:table-cell office:value-type="float" office:value="-0.0241677336747759">
            <text:p>-0.0241677337</text:p>
          </table:table-cell>
          <table:table-cell office:value-type="float" office:value="-0.0172343876723439">
            <text:p>-0.0172343877</text:p>
          </table:table-cell>
          <table:table-cell office:value-type="float" office:value="0.875418323365691">
            <text:p>0.8754183234</text:p>
          </table:table-cell>
          <table:table-cell office:value-type="float" office:value="0.916557727666195">
            <text:p>0.9165577277</text:p>
          </table:table-cell>
          <table:table-cell office:value-type="float" office:value="0.94026181041894">
            <text:p>0.9402618104</text:p>
          </table:table-cell>
          <table:table-cell office:value-type="float" office:value="-18.7283543296847">
            <text:p>-18.7283543297</text:p>
          </table:table-cell>
          <table:table-cell office:value-type="float" office:value="-28.3326992827654">
            <text:p>-28.3326992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5135">
            <text:p>5135</text:p>
          </table:table-cell>
          <table:table-cell office:value-type="float" office:value="8640">
            <text:p>8640</text:p>
          </table:table-cell>
          <table:table-cell office:value-type="float" office:value="15834">
            <text:p>15834</text:p>
          </table:table-cell>
          <table:table-cell office:value-type="float" office:value="-48.75">
            <text:p>-48.75</text:p>
          </table:table-cell>
          <table:table-cell office:value-type="float" office:value="-66">
            <text:p>-66</text:p>
          </table:table-cell>
          <table:table-cell office:value-type="float" office:value="-115.375">
            <text:p>-115.375</text:p>
          </table:table-cell>
          <table:table-cell office:value-type="float" office:value="-0.00949367088607595">
            <text:p>-0.0094936709</text:p>
          </table:table-cell>
          <table:table-cell office:value-type="float" office:value="-0.00763888888888889">
            <text:p>-0.0076388889</text:p>
          </table:table-cell>
          <table:table-cell office:value-type="float" office:value="-0.00728653530377668">
            <text:p>-0.0072865353</text:p>
          </table:table-cell>
          <table:table-cell office:value-type="float" office:value="0.966948806281045">
            <text:p>0.9669488063</text:p>
          </table:table-cell>
          <table:table-cell office:value-type="float" office:value="0.973378260030864">
            <text:p>0.97337826</text:p>
          </table:table-cell>
          <table:table-cell office:value-type="float" office:value="0.974601189886379">
            <text:p>0.97460118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4797">
            <text:p>4797</text:p>
          </table:table-cell>
          <table:table-cell office:value-type="float" office:value="8676">
            <text:p>8676</text:p>
          </table:table-cell>
          <table:table-cell office:value-type="float" office:value="15691">
            <text:p>15691</text:p>
          </table:table-cell>
          <table:table-cell office:value-type="float" office:value="-69.75">
            <text:p>-69.75</text:p>
          </table:table-cell>
          <table:table-cell office:value-type="float" office:value="-384.75">
            <text:p>-384.75</text:p>
          </table:table-cell>
          <table:table-cell office:value-type="float" office:value="-130">
            <text:p>-130</text:p>
          </table:table-cell>
          <table:table-cell office:value-type="float" office:value="-0.0145403377110694">
            <text:p>-0.0145403377</text:p>
          </table:table-cell>
          <table:table-cell office:value-type="float" office:value="-0.0443464730290456">
            <text:p>-0.044346473</text:p>
          </table:table-cell>
          <table:table-cell office:value-type="float" office:value="-0.00828500414250207">
            <text:p>-0.0082850041</text:p>
          </table:table-cell>
          <table:table-cell office:value-type="float" office:value="0.949523203995931">
            <text:p>0.949523204</text:p>
          </table:table-cell>
          <table:table-cell office:value-type="float" office:value="0.848641899351767">
            <text:p>0.8486418994</text:p>
          </table:table-cell>
          <table:table-cell office:value-type="float" office:value="0.97113702243678">
            <text:p>0.9711370224</text:p>
          </table:table-cell>
          <table:table-cell office:value-type="float" office:value="0">
            <text:p>0</text:p>
          </table:table-cell>
          <table:table-cell office:value-type="float" office:value="-15.281072658834">
            <text:p>-15.28107265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4485">
            <text:p>4485</text:p>
          </table:table-cell>
          <table:table-cell office:value-type="float" office:value="8619">
            <text:p>8619</text:p>
          </table:table-cell>
          <table:table-cell office:value-type="float" office:value="15431">
            <text:p>15431</text:p>
          </table:table-cell>
          <table:table-cell office:value-type="float" office:value="-126.25">
            <text:p>-126.25</text:p>
          </table:table-cell>
          <table:table-cell office:value-type="float" office:value="-401.625">
            <text:p>-401.625</text:p>
          </table:table-cell>
          <table:table-cell office:value-type="float" office:value="-305.5">
            <text:p>-305.5</text:p>
          </table:table-cell>
          <table:table-cell office:value-type="float" office:value="-0.028149386845039">
            <text:p>-0.0281493868</text:p>
          </table:table-cell>
          <table:table-cell office:value-type="float" office:value="-0.0465976331360947">
            <text:p>-0.0465976331</text:p>
          </table:table-cell>
          <table:table-cell office:value-type="float" office:value="-0.0197978096040438">
            <text:p>-0.0197978096</text:p>
          </table:table-cell>
          <table:table-cell office:value-type="float" office:value="0.903030226482677">
            <text:p>0.9030302265</text:p>
          </table:table-cell>
          <table:table-cell office:value-type="float" office:value="0.841164109274885">
            <text:p>0.8411641093</text:p>
          </table:table-cell>
          <table:table-cell office:value-type="float" office:value="0.931475894785478">
            <text:p>0.9314758948</text:p>
          </table:table-cell>
          <table:table-cell office:value-type="float" office:value="-24.275659154289">
            <text:p>-24.2756591543</text:p>
          </table:table-cell>
          <table:table-cell office:value-type="float" office:value="-14.5258287414427">
            <text:p>-14.52582874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5031">
            <text:p>5031</text:p>
          </table:table-cell>
          <table:table-cell office:value-type="float" office:value="8220">
            <text:p>8220</text:p>
          </table:table-cell>
          <table:table-cell office:value-type="float" office:value="14105">
            <text:p>14105</text:p>
          </table:table-cell>
          <table:table-cell office:value-type="float" office:value="-51">
            <text:p>-51</text:p>
          </table:table-cell>
          <table:table-cell office:value-type="float" office:value="-268.5">
            <text:p>-268.5</text:p>
          </table:table-cell>
          <table:table-cell office:value-type="float" office:value="-360.75">
            <text:p>-360.75</text:p>
          </table:table-cell>
          <table:table-cell office:value-type="float" office:value="-0.0101371496720334">
            <text:p>-0.0101371497</text:p>
          </table:table-cell>
          <table:table-cell office:value-type="float" office:value="-0.0326642335766423">
            <text:p>-0.0326642336</text:p>
          </table:table-cell>
          <table:table-cell office:value-type="float" office:value="-0.0255760368663594">
            <text:p>-0.0255760369</text:p>
          </table:table-cell>
          <table:table-cell office:value-type="float" office:value="0.964721389282691">
            <text:p>0.9647213893</text:p>
          </table:table-cell>
          <table:table-cell office:value-type="float" office:value="0.887766408705845">
            <text:p>0.8877664087</text:p>
          </table:table-cell>
          <table:table-cell office:value-type="float" office:value="0.911765972944849">
            <text:p>0.9117659729</text:p>
          </table:table-cell>
          <table:table-cell office:value-type="float" office:value="0">
            <text:p>0</text:p>
          </table:table-cell>
          <table:table-cell office:value-type="float" office:value="-20.8718799669073">
            <text:p>-20.8718799669</text:p>
          </table:table-cell>
          <table:table-cell office:value-type="float" office:value="-26.7533601790641">
            <text:p>-26.753360179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5135">
            <text:p>5135</text:p>
          </table:table-cell>
          <table:table-cell office:value-type="float" office:value="8085">
            <text:p>8085</text:p>
          </table:table-cell>
          <table:table-cell office:value-type="float" office:value="14690">
            <text:p>14690</text:p>
          </table:table-cell>
          <table:table-cell office:value-type="float" office:value="-48.75">
            <text:p>-48.75</text:p>
          </table:table-cell>
          <table:table-cell office:value-type="float" office:value="-273.625">
            <text:p>-273.625</text:p>
          </table:table-cell>
          <table:table-cell office:value-type="float" office:value="-401.375">
            <text:p>-401.375</text:p>
          </table:table-cell>
          <table:table-cell office:value-type="float" office:value="-0.00949367088607595">
            <text:p>-0.0094936709</text:p>
          </table:table-cell>
          <table:table-cell office:value-type="float" office:value="-0.033843537414966">
            <text:p>-0.0338435374</text:p>
          </table:table-cell>
          <table:table-cell office:value-type="float" office:value="-0.0273230088495575">
            <text:p>-0.0273230088</text:p>
          </table:table-cell>
          <table:table-cell office:value-type="float" office:value="0.966948806281045">
            <text:p>0.9669488063</text:p>
          </table:table-cell>
          <table:table-cell office:value-type="float" office:value="0.883792573696145">
            <text:p>0.8837925737</text:p>
          </table:table-cell>
          <table:table-cell office:value-type="float" office:value="0.905832700779231">
            <text:p>0.9058327008</text:p>
          </table:table-cell>
          <table:table-cell office:value-type="float" office:value="0">
            <text:p>0</text:p>
          </table:table-cell>
          <table:table-cell office:value-type="float" office:value="-20.1323694910774">
            <text:p>-20.1323694911</text:p>
          </table:table-cell>
          <table:table-cell office:value-type="float" office:value="-25.0204517849365">
            <text:p>-25.02045178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4797">
            <text:p>4797</text:p>
          </table:table-cell>
          <table:table-cell office:value-type="float" office:value="8388">
            <text:p>8388</text:p>
          </table:table-cell>
          <table:table-cell office:value-type="float" office:value="14898">
            <text:p>14898</text:p>
          </table:table-cell>
          <table:table-cell office:value-type="float" office:value="-189.375">
            <text:p>-189.375</text:p>
          </table:table-cell>
          <table:table-cell office:value-type="float" office:value="5.125">
            <text:p>5.125</text:p>
          </table:table-cell>
          <table:table-cell office:value-type="float" office:value="-448.5">
            <text:p>-448.5</text:p>
          </table:table-cell>
          <table:table-cell office:value-type="float" office:value="-0.0394777986241401">
            <text:p>-0.0394777986</text:p>
          </table:table-cell>
          <table:table-cell office:value-type="float" office:value="0.000610991893180734">
            <text:p>0.0006109919</text:p>
          </table:table-cell>
          <table:table-cell office:value-type="float" office:value="-0.0301047120418848">
            <text:p>-0.030104712</text:p>
          </table:table-cell>
          <table:table-cell office:value-type="float" office:value="0.864882358120558">
            <text:p>0.8648823581</text:p>
          </table:table-cell>
          <table:table-cell office:value-type="float" office:value="1.00213920331588">
            <text:p>1.0021392033</text:p>
          </table:table-cell>
          <table:table-cell office:value-type="float" office:value="0.896409843480168">
            <text:p>0.8964098435</text:p>
          </table:table-cell>
          <table:table-cell office:value-type="float" office:value="-17.2089983961829">
            <text:p>-17.2089983962</text:p>
          </table:table-cell>
          <table:table-cell office:value-type="float" office:value="0">
            <text:p>0</text:p>
          </table:table-cell>
          <table:table-cell office:value-type="float" office:value="-22.6762019367586">
            <text:p>-22.676201936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4485">
            <text:p>4485</text:p>
          </table:table-cell>
          <table:table-cell office:value-type="float" office:value="7935">
            <text:p>7935</text:p>
          </table:table-cell>
          <table:table-cell office:value-type="float" office:value="14157">
            <text:p>14157</text:p>
          </table:table-cell>
          <table:table-cell office:value-type="float" office:value="-297.625">
            <text:p>-297.625</text:p>
          </table:table-cell>
          <table:table-cell office:value-type="float" office:value="-526.625">
            <text:p>-526.625</text:p>
          </table:table-cell>
          <table:table-cell office:value-type="float" office:value="-375.375">
            <text:p>-375.375</text:p>
          </table:table-cell>
          <table:table-cell office:value-type="float" office:value="-0.0663600891861761">
            <text:p>-0.0663600892</text:p>
          </table:table-cell>
          <table:table-cell office:value-type="float" office:value="-0.0663673597983617">
            <text:p>-0.0663673598</text:p>
          </table:table-cell>
          <table:table-cell office:value-type="float" office:value="-0.0265151515151515">
            <text:p>-0.0265151515</text:p>
          </table:table-cell>
          <table:table-cell office:value-type="float" office:value="0.776370864264506">
            <text:p>0.7763708643</text:p>
          </table:table-cell>
          <table:table-cell office:value-type="float" office:value="0.77634730854108">
            <text:p>0.7763473085</text:p>
          </table:table-cell>
          <table:table-cell office:value-type="float" office:value="0.908574954086318">
            <text:p>0.9085749541</text:p>
          </table:table-cell>
          <table:table-cell office:value-type="float" office:value="-10.0947023545455">
            <text:p>-10.0947023545</text:p>
          </table:table-cell>
          <table:table-cell office:value-type="float" office:value="-10.093557617899">
            <text:p>-10.0935576179</text:p>
          </table:table-cell>
          <table:table-cell office:value-type="float" office:value="-25.7934249916891">
            <text:p>-25.793424991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5031">
            <text:p>5031</text:p>
          </table:table-cell>
          <table:table-cell office:value-type="float" office:value="7930">
            <text:p>7930</text:p>
          </table:table-cell>
          <table:table-cell office:value-type="float" office:value="13143">
            <text:p>13143</text:p>
          </table:table-cell>
          <table:table-cell office:value-type="float" office:value="-306.25">
            <text:p>-306.25</text:p>
          </table:table-cell>
          <table:table-cell office:value-type="float" office:value="-440.5">
            <text:p>-440.5</text:p>
          </table:table-cell>
          <table:table-cell office:value-type="float" office:value="-217.75">
            <text:p>-217.75</text:p>
          </table:table-cell>
          <table:table-cell office:value-type="float" office:value="-0.0608725899423574">
            <text:p>-0.0608725899</text:p>
          </table:table-cell>
          <table:table-cell office:value-type="float" office:value="-0.0555485498108449">
            <text:p>-0.0555485498</text:p>
          </table:table-cell>
          <table:table-cell office:value-type="float" office:value="-0.0165677546983185">
            <text:p>-0.0165677547</text:p>
          </table:table-cell>
          <table:table-cell office:value-type="float" office:value="0.794208660726078">
            <text:p>0.7942086607</text:p>
          </table:table-cell>
          <table:table-cell office:value-type="float" office:value="0.811627932778775">
            <text:p>0.8116279328</text:p>
          </table:table-cell>
          <table:table-cell office:value-type="float" office:value="0.942550859927543">
            <text:p>0.9425508599</text:p>
          </table:table-cell>
          <table:table-cell office:value-type="float" office:value="-11.0366510717476">
            <text:p>-11.0366510717</text:p>
          </table:table-cell>
          <table:table-cell office:value-type="float" office:value="-12.1283482148924">
            <text:p>-12.12834821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115">
            <text:p>5115</text:p>
          </table:table-cell>
          <table:table-cell office:value-type="float" office:value="7517">
            <text:p>7517</text:p>
          </table:table-cell>
          <table:table-cell office:value-type="float" office:value="12623">
            <text:p>12623</text:p>
          </table:table-cell>
          <table:table-cell office:value-type="float" office:value="-195.375">
            <text:p>-195.375</text:p>
          </table:table-cell>
          <table:table-cell office:value-type="float" office:value="-277.571428571429">
            <text:p>-277.5714285714</text:p>
          </table:table-cell>
          <table:table-cell office:value-type="float" office:value="-67.375">
            <text:p>-67.375</text:p>
          </table:table-cell>
          <table:table-cell office:value-type="float" office:value="-0.0381964809384164">
            <text:p>-0.0381964809</text:p>
          </table:table-cell>
          <table:table-cell office:value-type="float" office:value="-0.0369258252722401">
            <text:p>-0.0369258253</text:p>
          </table:table-cell>
          <table:table-cell office:value-type="float" office:value="-0.00533747920462648">
            <text:p>-0.0053374792</text:p>
          </table:table-cell>
          <table:table-cell office:value-type="float" office:value="0.869171900181457">
            <text:p>0.8691719002</text:p>
          </table:table-cell>
          <table:table-cell office:value-type="float" office:value="0.87343210402835">
            <text:p>0.873432104</text:p>
          </table:table-cell>
          <table:table-cell office:value-type="float" office:value="0.981374660604957">
            <text:p>0.9813746606</text:p>
          </table:table-cell>
          <table:table-cell office:value-type="float" office:value="-17.798062788664">
            <text:p>-17.7980627887</text:p>
          </table:table-cell>
          <table:table-cell office:value-type="float" office:value="-18.4225920704518">
            <text:p>-18.4225920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4751">
            <text:p>4751</text:p>
          </table:table-cell>
          <table:table-cell office:value-type="float" office:value="7289">
            <text:p>7289</text:p>
          </table:table-cell>
          <table:table-cell office:value-type="float" office:value="12103">
            <text:p>12103</text:p>
          </table:table-cell>
          <table:table-cell office:value-type="float" office:value="-226.5">
            <text:p>-226.5</text:p>
          </table:table-cell>
          <table:table-cell office:value-type="float" office:value="-491.833333333333">
            <text:p>-491.8333333333</text:p>
          </table:table-cell>
          <table:table-cell office:value-type="float" office:value="-335.625">
            <text:p>-335.625</text:p>
          </table:table-cell>
          <table:table-cell office:value-type="float" office:value="-0.0476741738581351">
            <text:p>-0.0476741739</text:p>
          </table:table-cell>
          <table:table-cell office:value-type="float" office:value="-0.0674761055471715">
            <text:p>-0.0674761055</text:p>
          </table:table-cell>
          <table:table-cell office:value-type="float" office:value="-0.0277307279186978">
            <text:p>-0.0277307279</text:p>
          </table:table-cell>
          <table:table-cell office:value-type="float" office:value="0.837595132128516">
            <text:p>0.8375951321</text:p>
          </table:table-cell>
          <table:table-cell office:value-type="float" office:value="0.772757559231733">
            <text:p>0.7727575592</text:p>
          </table:table-cell>
          <table:table-cell office:value-type="float" office:value="0.904449679095523">
            <text:p>0.9044496791</text:p>
          </table:table-cell>
          <table:table-cell office:value-type="float" office:value="-14.1898643512744">
            <text:p>-14.1898643513</text:p>
          </table:table-cell>
          <table:table-cell office:value-type="float" office:value="-9.92187493228014">
            <text:p>-9.9218749323</text:p>
          </table:table-cell>
          <table:table-cell office:value-type="float" office:value="-24.6474379943348">
            <text:p>-24.647437994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4210">
            <text:p>4210</text:p>
          </table:table-cell>
          <table:table-cell office:value-type="float" office:value="6710">
            <text:p>6710</text:p>
          </table:table-cell>
          <table:table-cell office:value-type="float" office:value="12428">
            <text:p>12428</text:p>
          </table:table-cell>
          <table:table-cell office:value-type="float" office:value="-238.75">
            <text:p>-238.75</text:p>
          </table:table-cell>
          <table:table-cell office:value-type="float" office:value="-263">
            <text:p>-263</text:p>
          </table:table-cell>
          <table:table-cell office:value-type="float" office:value="-452.625">
            <text:p>-452.625</text:p>
          </table:table-cell>
          <table:table-cell office:value-type="float" office:value="-0.0567102137767221">
            <text:p>-0.0567102138</text:p>
          </table:table-cell>
          <table:table-cell office:value-type="float" office:value="-0.0391952309985097">
            <text:p>-0.039195231</text:p>
          </table:table-cell>
          <table:table-cell office:value-type="float" office:value="-0.0364197779208239">
            <text:p>-0.0364197779</text:p>
          </table:table-cell>
          <table:table-cell office:value-type="float" office:value="0.807817706540812">
            <text:p>0.8078177065</text:p>
          </table:table-cell>
          <table:table-cell office:value-type="float" office:value="0.865827773125948">
            <text:p>0.8658277731</text:p>
          </table:table-cell>
          <table:table-cell office:value-type="float" office:value="0.875130521715768">
            <text:p>0.8751305217</text:p>
          </table:table-cell>
          <table:table-cell office:value-type="float" office:value="-11.8726705916381">
            <text:p>-11.8726705916</text:p>
          </table:table-cell>
          <table:table-cell office:value-type="float" office:value="-17.3355943986874">
            <text:p>-17.3355943987</text:p>
          </table:table-cell>
          <table:table-cell office:value-type="float" office:value="-18.6834473500304">
            <text:p>-18.6834473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3543">
            <text:p>3543</text:p>
          </table:table-cell>
          <table:table-cell office:value-type="float" office:value="5724">
            <text:p>5724</text:p>
          </table:table-cell>
          <table:table-cell office:value-type="float" office:value="12363">
            <text:p>12363</text:p>
          </table:table-cell>
          <table:table-cell office:value-type="float" office:value="-350.857142857143">
            <text:p>-350.8571428571</text:p>
          </table:table-cell>
          <table:table-cell office:value-type="float" office:value="-550.833333333333">
            <text:p>-550.8333333333</text:p>
          </table:table-cell>
          <table:table-cell office:value-type="float" office:value="-372.428571428571">
            <text:p>-372.4285714286</text:p>
          </table:table-cell>
          <table:table-cell office:value-type="float" office:value="-0.0990282649893149">
            <text:p>-0.099028265</text:p>
          </table:table-cell>
          <table:table-cell office:value-type="float" office:value="-0.096232238527836">
            <text:p>-0.0962322385</text:p>
          </table:table-cell>
          <table:table-cell office:value-type="float" office:value="-0.0301244496828093">
            <text:p>-0.0301244497</text:p>
          </table:table-cell>
          <table:table-cell office:value-type="float" office:value="0.672622003180314">
            <text:p>0.6726220032</text:p>
          </table:table-cell>
          <table:table-cell office:value-type="float" office:value="0.681338026867447">
            <text:p>0.6813380269</text:p>
          </table:table-cell>
          <table:table-cell office:value-type="float" office:value="0.896343091748804">
            <text:p>0.8963430917</text:p>
          </table:table-cell>
          <table:table-cell office:value-type="float" office:value="-6.64689225554893">
            <text:p>-6.6468922555</text:p>
          </table:table-cell>
          <table:table-cell office:value-type="float" office:value="-6.85044118251859">
            <text:p>-6.8504411825</text:p>
          </table:table-cell>
          <table:table-cell office:value-type="float" office:value="-22.6611150044042">
            <text:p>-22.661115004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3321">
            <text:p>3321</text:p>
          </table:table-cell>
          <table:table-cell office:value-type="float" office:value="5587">
            <text:p>5587</text:p>
          </table:table-cell>
          <table:table-cell office:value-type="float" office:value="14151">
            <text:p>14151</text:p>
          </table:table-cell>
          <table:table-cell office:value-type="float" office:value="0">
            <text:p>0</text:p>
          </table:table-cell>
          <table:table-cell office:value-type="float" office:value="-707.2">
            <text:p>-707.2</text:p>
          </table:table-cell>
          <table:table-cell office:value-type="float" office:value="-347.833333333333">
            <text:p>-347.8333333333</text:p>
          </table:table-cell>
          <table:table-cell office:value-type="float" office:value="0">
            <text:p>0</text:p>
          </table:table-cell>
          <table:table-cell office:value-type="float" office:value="-0.126579559692142">
            <text:p>-0.1265795597</text:p>
          </table:table-cell>
          <table:table-cell office:value-type="float" office:value="-0.0245801239017266">
            <text:p>-0.0245801239</text:p>
          </table:table-cell>
          <table:table-cell office:value-type="float" office:value="0.78">
            <text:p>0.78</text:p>
          </table:table-cell>
          <table:table-cell office:value-type="float" office:value="0.58837541554394">
            <text:p>0.5883754155</text:p>
          </table:table-cell>
          <table:table-cell office:value-type="float" office:value="0.915153764026364">
            <text:p>0.915153764</text:p>
          </table:table-cell>
          <table:table-cell office:value-type="float" office:value="0">
            <text:p>0</text:p>
          </table:table-cell>
          <table:table-cell office:value-type="float" office:value="-5.12159169403256">
            <text:p>-5.121591694</text:p>
          </table:table-cell>
          <table:table-cell office:value-type="float" office:value="-27.8514879278708">
            <text:p>-27.851487927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2985">
            <text:p>2985</text:p>
          </table:table-cell>
          <table:table-cell office:value-type="float" office:value="5031">
            <text:p>5031</text:p>
          </table:table-cell>
          <table:table-cell office:value-type="float" office:value="12213">
            <text:p>12213</text:p>
          </table:table-cell>
          <table:table-cell office:value-type="float" office:value="-435.2">
            <text:p>-435.2</text:p>
          </table:table-cell>
          <table:table-cell office:value-type="float" office:value="0">
            <text:p>0</text:p>
          </table:table-cell>
          <table:table-cell office:value-type="float" office:value="-313.4">
            <text:p>-313.4</text:p>
          </table:table-cell>
          <table:table-cell office:value-type="float" office:value="-0.145795644891122">
            <text:p>-0.1457956449</text:p>
          </table:table-cell>
          <table:table-cell office:value-type="float" office:value="0">
            <text:p>0</text:p>
          </table:table-cell>
          <table:table-cell office:value-type="float" office:value="-0.0256611807090805">
            <text:p>-0.0256611807</text:p>
          </table:table-cell>
          <table:table-cell office:value-type="float" office:value="0.53137772821674">
            <text:p>0.5313777282</text:p>
          </table:table-cell>
          <table:table-cell office:value-type="float" office:value="0.78">
            <text:p>0.78</text:p>
          </table:table-cell>
          <table:table-cell office:value-type="float" office:value="0.911476520061171">
            <text:p>0.9114765201</text:p>
          </table:table-cell>
          <table:table-cell office:value-type="float" office:value="-4.39856561833301">
            <text:p>-4.3985656183</text:p>
          </table:table-cell>
          <table:table-cell office:value-type="float" office:value="0">
            <text:p>0</text:p>
          </table:table-cell>
          <table:table-cell office:value-type="float" office:value="-26.6634325384188">
            <text:p>-26.663432538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2575">
            <text:p>2575</text:p>
          </table:table-cell>
          <table:table-cell office:value-type="float" office:value="4477">
            <text:p>4477</text:p>
          </table:table-cell>
          <table:table-cell office:value-type="float" office:value="12148">
            <text:p>12148</text:p>
          </table:table-cell>
          <table:table-cell office:value-type="float" office:value="-408.75">
            <text:p>-408.75</text:p>
          </table:table-cell>
          <table:table-cell office:value-type="float" office:value="-710.75">
            <text:p>-710.75</text:p>
          </table:table-cell>
          <table:table-cell office:value-type="float" office:value="0">
            <text:p>0</text:p>
          </table:table-cell>
          <table:table-cell office:value-type="float" office:value="-0.15873786407767">
            <text:p>-0.1587378641</text:p>
          </table:table-cell>
          <table:table-cell office:value-type="float" office:value="-0.158755863301318">
            <text:p>-0.1587558633</text:p>
          </table:table-cell>
          <table:table-cell office:value-type="float" office:value="0">
            <text:p>0</text:p>
          </table:table-cell>
          <table:table-cell office:value-type="float" office:value="0.493804986332359">
            <text:p>0.4938049863</text:p>
          </table:table-cell>
          <table:table-cell office:value-type="float" office:value="0.493753189745179">
            <text:p>0.4937531897</text:p>
          </table:table-cell>
          <table:table-cell office:value-type="float" office:value="0.98">
            <text:p>0.98</text:p>
          </table:table-cell>
          <table:table-cell office:value-type="float" office:value="-4.01006232250089">
            <text:p>-4.0100623225</text:p>
          </table:table-cell>
          <table:table-cell office:value-type="float" office:value="-4.00956601583695">
            <text:p>-4.0095660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2231">
            <text:p>2231</text:p>
          </table:table-cell>
          <table:table-cell office:value-type="float" office:value="3964">
            <text:p>3964</text:p>
          </table:table-cell>
          <table:table-cell office:value-type="float" office:value="12083">
            <text:p>12083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1933">
            <text:p>1933</text:p>
          </table:table-cell>
          <table:table-cell office:value-type="float" office:value="3603">
            <text:p>3603</text:p>
          </table:table-cell>
          <table:table-cell office:value-type="float" office:value="12018">
            <text:p>12018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22.25">
            <text:p>122.25</text:p>
          </table:table-cell>
          <table:table-cell office:value-type="float" office:value="6279.5">
            <text:p>6279.5</text:p>
          </table:table-cell>
          <table:table-cell office:value-type="float" office:value="19768.25">
            <text:p>19768.25</text:p>
          </table:table-cell>
          <table:table-cell office:value-type="float" office:value="11.4725">
            <text:p>11.4725</text:p>
          </table:table-cell>
          <table:table-cell table:number-columns-repeated="3" office:value-type="float" office:value="5">
            <text:p>5</text:p>
          </table:table-cell>
          <table:table-cell office:value-type="float" office:value="387">
            <text:p>387</text:p>
          </table:table-cell>
          <table:table-cell table:number-columns-repeated="2" office:value-type="float" office:value="956">
            <text:p>956</text:p>
          </table:table-cell>
          <table:table-cell office:value-type="float" office:value="1675">
            <text:p>1675</text:p>
          </table:table-cell>
          <table:table-cell office:value-type="float" office:value="3263">
            <text:p>3263</text:p>
          </table:table-cell>
          <table:table-cell office:value-type="float" office:value="11954">
            <text:p>11954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69">
            <text:p>0.6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11.666666666667">
            <text:p>111.6666666667</text:p>
          </table:table-cell>
          <table:table-cell office:value-type="float" office:value="6130.33333333333">
            <text:p>6130.3333333333</text:p>
          </table:table-cell>
          <table:table-cell office:value-type="float" office:value="19278">
            <text:p>19278</text:p>
          </table:table-cell>
          <table:table-cell office:value-type="float" office:value="12.3233333333333">
            <text:p>12.32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98">
            <text:p>398</text:p>
          </table:table-cell>
          <table:table-cell office:value-type="float" office:value="951">
            <text:p>951</text:p>
          </table:table-cell>
          <table:table-cell office:value-type="float" office:value="1452">
            <text:p>1452</text:p>
          </table:table-cell>
          <table:table-cell office:value-type="float" office:value="2950">
            <text:p>2950</text:p>
          </table:table-cell>
          <table:table-cell office:value-type="float" office:value="11890">
            <text:p>11890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54">
            <text:p>0.54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-4">
            <text:p>-4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.2">
            <text:p>13.2</text:p>
          </table:table-cell>
          <table:table-cell office:value-type="float" office:value="20.4">
            <text:p>20.4</text:p>
          </table:table-cell>
          <table:table-cell office:value-type="float" office:value="10190">
            <text:p>10190</text:p>
          </table:table-cell>
          <table:table-cell office:value-type="float" office:value="10416">
            <text:p>10416</text:p>
          </table:table-cell>
          <table:table-cell office:value-type="float" office:value="11440">
            <text:p>114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02:15.07</dc:date>
    <dc:creator>Liam Widdess</dc:creator>
    <meta:editing-duration>P2DT3H31M2S</meta:editing-duration>
    <meta:editing-cycles>185</meta:editing-cycles>
    <meta:generator>OpenOffice/4.1.7$Win32 OpenOffice.org_project/417m1$Build-9800</meta:generator>
    <meta:document-statistic meta:table-count="8" meta:cell-count="901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659">
                <text:p>1465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661">
                <text:p>1566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262">
                <text:p>11262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712">
                <text:p>10712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910">
                <text:p>10910</text:p>
              </table:table-cell>
              <table:table-cell office:value-type="float" office:value="15737">
                <text:p>1573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56">
                <text:p>11256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810">
                <text:p>8810</text:p>
              </table:table-cell>
              <table:table-cell office:value-type="float" office:value="11664">
                <text:p>11664</text:p>
              </table:table-cell>
              <table:table-cell office:value-type="float" office:value="17904">
                <text:p>1790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490">
                <text:p>8490</text:p>
              </table:table-cell>
              <table:table-cell office:value-type="float" office:value="11428">
                <text:p>11428</text:p>
              </table:table-cell>
              <table:table-cell office:value-type="float" office:value="17374">
                <text:p>173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476">
                <text:p>8476</text:p>
              </table:table-cell>
              <table:table-cell office:value-type="float" office:value="11610">
                <text:p>11610</text:p>
              </table:table-cell>
              <table:table-cell office:value-type="float" office:value="18033">
                <text:p>1803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45">
                <text:p>8945</text:p>
              </table:table-cell>
              <table:table-cell office:value-type="float" office:value="12779">
                <text:p>12779</text:p>
              </table:table-cell>
              <table:table-cell office:value-type="float" office:value="18030">
                <text:p>1803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796">
                <text:p>8796</text:p>
              </table:table-cell>
              <table:table-cell office:value-type="float" office:value="12685">
                <text:p>12685</text:p>
              </table:table-cell>
              <table:table-cell office:value-type="float" office:value="17421">
                <text:p>1742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490">
                <text:p>8490</text:p>
              </table:table-cell>
              <table:table-cell office:value-type="float" office:value="12572">
                <text:p>12572</text:p>
              </table:table-cell>
              <table:table-cell office:value-type="float" office:value="17837">
                <text:p>1783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054">
                <text:p>9054</text:p>
              </table:table-cell>
              <table:table-cell office:value-type="float" office:value="13119">
                <text:p>13119</text:p>
              </table:table-cell>
              <table:table-cell office:value-type="float" office:value="18288">
                <text:p>1828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930">
                <text:p>9930</text:p>
              </table:table-cell>
              <table:table-cell office:value-type="float" office:value="13092">
                <text:p>13092</text:p>
              </table:table-cell>
              <table:table-cell office:value-type="float" office:value="18973">
                <text:p>18973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932">
                <text:p>9932</text:p>
              </table:table-cell>
              <table:table-cell office:value-type="float" office:value="12958">
                <text:p>12958</text:p>
              </table:table-cell>
              <table:table-cell office:value-type="float" office:value="18507">
                <text:p>1850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912">
                <text:p>9912</text:p>
              </table:table-cell>
              <table:table-cell office:value-type="float" office:value="13022">
                <text:p>13022</text:p>
              </table:table-cell>
              <table:table-cell office:value-type="float" office:value="20087">
                <text:p>2008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437">
                <text:p>13437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78">
                <text:p>10378</text:p>
              </table:table-cell>
              <table:table-cell office:value-type="float" office:value="14100">
                <text:p>14100</text:p>
              </table:table-cell>
              <table:table-cell office:value-type="float" office:value="20160">
                <text:p>2016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932">
                <text:p>9932</text:p>
              </table:table-cell>
              <table:table-cell office:value-type="float" office:value="13942">
                <text:p>13942</text:p>
              </table:table-cell>
              <table:table-cell office:value-type="float" office:value="21313">
                <text:p>2131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912">
                <text:p>9912</text:p>
              </table:table-cell>
              <table:table-cell office:value-type="float" office:value="14710">
                <text:p>14710</text:p>
              </table:table-cell>
              <table:table-cell office:value-type="float" office:value="23674">
                <text:p>2367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110">
                <text:p>10110</text:p>
              </table:table-cell>
              <table:table-cell office:value-type="float" office:value="15076">
                <text:p>15076</text:p>
              </table:table-cell>
              <table:table-cell office:value-type="float" office:value="25296">
                <text:p>2529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00">
                <text:p>10500</text:p>
              </table:table-cell>
              <table:table-cell office:value-type="float" office:value="16036">
                <text:p>16036</text:p>
              </table:table-cell>
              <table:table-cell office:value-type="float" office:value="27057">
                <text:p>270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10">
                <text:p>10210</text:p>
              </table:table-cell>
              <table:table-cell office:value-type="float" office:value="17017">
                <text:p>17017</text:p>
              </table:table-cell>
              <table:table-cell office:value-type="float" office:value="28709">
                <text:p>2870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99">
                <text:p>10799</text:p>
              </table:table-cell>
              <table:table-cell office:value-type="float" office:value="17944">
                <text:p>17944</text:p>
              </table:table-cell>
              <table:table-cell office:value-type="float" office:value="30152">
                <text:p>3015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950">
                <text:p>10950</text:p>
              </table:table-cell>
              <table:table-cell office:value-type="float" office:value="18433">
                <text:p>18433</text:p>
              </table:table-cell>
              <table:table-cell office:value-type="float" office:value="31501">
                <text:p>3150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48">
                <text:p>10948</text:p>
              </table:table-cell>
              <table:table-cell office:value-type="float" office:value="18925">
                <text:p>18925</text:p>
              </table:table-cell>
              <table:table-cell office:value-type="float" office:value="33140">
                <text:p>33140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430">
                <text:p>11430</text:p>
              </table:table-cell>
              <table:table-cell office:value-type="float" office:value="20193">
                <text:p>20193</text:p>
              </table:table-cell>
              <table:table-cell office:value-type="float" office:value="35093">
                <text:p>3509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116">
                <text:p>21116</text:p>
              </table:table-cell>
              <table:table-cell office:value-type="float" office:value="34287">
                <text:p>3428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7">
                <text:p>13777</text:p>
              </table:table-cell>
              <table:table-cell office:value-type="float" office:value="22074">
                <text:p>22074</text:p>
              </table:table-cell>
              <table:table-cell office:value-type="float" office:value="32357">
                <text:p>3235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682">
                <text:p>14682</text:p>
              </table:table-cell>
              <table:table-cell office:value-type="float" office:value="22420">
                <text:p>22420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1678">
                <text:p>21678</text:p>
              </table:table-cell>
              <table:table-cell office:value-type="float" office:value="33214">
                <text:p>3321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186">
                <text:p>21186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074">
                <text:p>22074</text:p>
              </table:table-cell>
              <table:table-cell office:value-type="float" office:value="31920">
                <text:p>3192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618">
                <text:p>16618</text:p>
              </table:table-cell>
              <table:table-cell office:value-type="float" office:value="22440">
                <text:p>22440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085">
                <text:p>16085</text:p>
              </table:table-cell>
              <table:table-cell office:value-type="float" office:value="23459">
                <text:p>23459</text:p>
              </table:table-cell>
              <table:table-cell office:value-type="float" office:value="33267">
                <text:p>332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906">
                <text:p>23906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906">
                <text:p>15906</text:p>
              </table:table-cell>
              <table:table-cell office:value-type="float" office:value="22305">
                <text:p>22305</text:p>
              </table:table-cell>
              <table:table-cell office:value-type="float" office:value="31421">
                <text:p>3142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18">
                <text:p>16618</text:p>
              </table:table-cell>
              <table:table-cell office:value-type="float" office:value="21700">
                <text:p>21700</text:p>
              </table:table-cell>
              <table:table-cell office:value-type="float" office:value="30864">
                <text:p>3086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761">
                <text:p>21761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946">
                <text:p>21946</text:p>
              </table:table-cell>
              <table:table-cell office:value-type="float" office:value="33079">
                <text:p>3307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759">
                <text:p>21759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425">
                <text:p>16425</text:p>
              </table:table-cell>
              <table:table-cell office:value-type="float" office:value="21816">
                <text:p>21816</text:p>
              </table:table-cell>
              <table:table-cell office:value-type="float" office:value="34478">
                <text:p>344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982">
                <text:p>22982</text:p>
              </table:table-cell>
              <table:table-cell office:value-type="float" office:value="36297">
                <text:p>362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609">
                <text:p>16609</text:p>
              </table:table-cell>
              <table:table-cell office:value-type="float" office:value="23030">
                <text:p>23030</text:p>
              </table:table-cell>
              <table:table-cell office:value-type="float" office:value="37310">
                <text:p>3731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2130">
                <text:p>22130</text:p>
              </table:table-cell>
              <table:table-cell office:value-type="float" office:value="36134">
                <text:p>3613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960">
                <text:p>15960</text:p>
              </table:table-cell>
              <table:table-cell office:value-type="float" office:value="23582">
                <text:p>23582</text:p>
              </table:table-cell>
              <table:table-cell office:value-type="float" office:value="33627">
                <text:p>3362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1733">
                <text:p>21733</text:p>
              </table:table-cell>
              <table:table-cell office:value-type="float" office:value="35460">
                <text:p>3546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5164">
                <text:p>15164</text:p>
              </table:table-cell>
              <table:table-cell office:value-type="float" office:value="21008">
                <text:p>21008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308">
                <text:p>12308</text:p>
              </table:table-cell>
              <table:table-cell office:value-type="float" office:value="20930">
                <text:p>20930</text:p>
              </table:table-cell>
              <table:table-cell office:value-type="float" office:value="35178">
                <text:p>3517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9847">
                <text:p>9847</text:p>
              </table:table-cell>
              <table:table-cell office:value-type="float" office:value="18972">
                <text:p>18972</text:p>
              </table:table-cell>
              <table:table-cell office:value-type="float" office:value="32609">
                <text:p>3260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995">
                <text:p>7995</text:p>
              </table:table-cell>
              <table:table-cell office:value-type="float" office:value="19826">
                <text:p>19826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8125">
                <text:p>8125</text:p>
              </table:table-cell>
              <table:table-cell office:value-type="float" office:value="19240">
                <text:p>19240</text:p>
              </table:table-cell>
              <table:table-cell office:value-type="float" office:value="35162">
                <text:p>351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112">
                <text:p>8112</text:p>
              </table:table-cell>
              <table:table-cell office:value-type="float" office:value="15930">
                <text:p>15930</text:p>
              </table:table-cell>
              <table:table-cell office:value-type="float" office:value="33792">
                <text:p>3379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397">
                <text:p>7397</text:p>
              </table:table-cell>
              <table:table-cell office:value-type="float" office:value="14976">
                <text:p>14976</text:p>
              </table:table-cell>
              <table:table-cell office:value-type="float" office:value="31055">
                <text:p>3105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6695">
                <text:p>6695</text:p>
              </table:table-cell>
              <table:table-cell office:value-type="float" office:value="12915">
                <text:p>12915</text:p>
              </table:table-cell>
              <table:table-cell office:value-type="float" office:value="28106">
                <text:p>2810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020">
                <text:p>7020</text:p>
              </table:table-cell>
              <table:table-cell office:value-type="float" office:value="13125">
                <text:p>1312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96">
                <text:p>7696</text:p>
              </table:table-cell>
              <table:table-cell office:value-type="float" office:value="12006">
                <text:p>12006</text:p>
              </table:table-cell>
              <table:table-cell office:value-type="float" office:value="20860">
                <text:p>2086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163">
                <text:p>7163</text:p>
              </table:table-cell>
              <table:table-cell office:value-type="float" office:value="11295">
                <text:p>11295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6695">
                <text:p>6695</text:p>
              </table:table-cell>
              <table:table-cell office:value-type="float" office:value="9744">
                <text:p>9744</text:p>
              </table:table-cell>
              <table:table-cell office:value-type="float" office:value="17004">
                <text:p>1700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6942">
                <text:p>6942</text:p>
              </table:table-cell>
              <table:table-cell office:value-type="float" office:value="9808">
                <text:p>9808</text:p>
              </table:table-cell>
              <table:table-cell office:value-type="float" office:value="17017">
                <text:p>1701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6773">
                <text:p>6773</text:p>
              </table:table-cell>
              <table:table-cell office:value-type="float" office:value="10064">
                <text:p>10064</text:p>
              </table:table-cell>
              <table:table-cell office:value-type="float" office:value="16315">
                <text:p>1631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564">
                <text:p>5564</text:p>
              </table:table-cell>
              <table:table-cell office:value-type="float" office:value="9367">
                <text:p>9367</text:p>
              </table:table-cell>
              <table:table-cell office:value-type="float" office:value="15613">
                <text:p>1561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266">
                <text:p>6266</text:p>
              </table:table-cell>
              <table:table-cell office:value-type="float" office:value="9636">
                <text:p>9636</text:p>
              </table:table-cell>
              <table:table-cell office:value-type="float" office:value="15938">
                <text:p>1593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6591">
                <text:p>6591</text:p>
              </table:table-cell>
              <table:table-cell office:value-type="float" office:value="9612">
                <text:p>9612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5993">
                <text:p>5993</text:p>
              </table:table-cell>
              <table:table-cell office:value-type="float" office:value="9372">
                <text:p>9372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5135">
                <text:p>5135</text:p>
              </table:table-cell>
              <table:table-cell office:value-type="float" office:value="8640">
                <text:p>8640</text:p>
              </table:table-cell>
              <table:table-cell office:value-type="float" office:value="15834">
                <text:p>1583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4797">
                <text:p>4797</text:p>
              </table:table-cell>
              <table:table-cell office:value-type="float" office:value="8676">
                <text:p>8676</text:p>
              </table:table-cell>
              <table:table-cell office:value-type="float" office:value="15691">
                <text:p>1569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4485">
                <text:p>4485</text:p>
              </table:table-cell>
              <table:table-cell office:value-type="float" office:value="8619">
                <text:p>8619</text:p>
              </table:table-cell>
              <table:table-cell office:value-type="float" office:value="15431">
                <text:p>1543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5031">
                <text:p>5031</text:p>
              </table:table-cell>
              <table:table-cell office:value-type="float" office:value="8220">
                <text:p>8220</text:p>
              </table:table-cell>
              <table:table-cell office:value-type="float" office:value="14105">
                <text:p>1410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135">
                <text:p>5135</text:p>
              </table:table-cell>
              <table:table-cell office:value-type="float" office:value="8085">
                <text:p>8085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4797">
                <text:p>4797</text:p>
              </table:table-cell>
              <table:table-cell office:value-type="float" office:value="8388">
                <text:p>8388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4485">
                <text:p>4485</text:p>
              </table:table-cell>
              <table:table-cell office:value-type="float" office:value="7935">
                <text:p>7935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031">
                <text:p>5031</text:p>
              </table:table-cell>
              <table:table-cell office:value-type="float" office:value="7930">
                <text:p>7930</text:p>
              </table:table-cell>
              <table:table-cell office:value-type="float" office:value="13143">
                <text:p>1314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115">
                <text:p>5115</text:p>
              </table:table-cell>
              <table:table-cell office:value-type="float" office:value="7517">
                <text:p>7517</text:p>
              </table:table-cell>
              <table:table-cell office:value-type="float" office:value="12623">
                <text:p>1262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751">
                <text:p>4751</text:p>
              </table:table-cell>
              <table:table-cell office:value-type="float" office:value="7289">
                <text:p>7289</text:p>
              </table:table-cell>
              <table:table-cell office:value-type="float" office:value="12103">
                <text:p>1210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210">
                <text:p>4210</text:p>
              </table:table-cell>
              <table:table-cell office:value-type="float" office:value="6710">
                <text:p>6710</text:p>
              </table:table-cell>
              <table:table-cell office:value-type="float" office:value="12428">
                <text:p>1242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3543">
                <text:p>3543</text:p>
              </table:table-cell>
              <table:table-cell office:value-type="float" office:value="5724">
                <text:p>5724</text:p>
              </table:table-cell>
              <table:table-cell office:value-type="float" office:value="12363">
                <text:p>1236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3321">
                <text:p>3321</text:p>
              </table:table-cell>
              <table:table-cell office:value-type="float" office:value="5587">
                <text:p>5587</text:p>
              </table:table-cell>
              <table:table-cell office:value-type="float" office:value="14151">
                <text:p>1415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2985">
                <text:p>2985</text:p>
              </table:table-cell>
              <table:table-cell office:value-type="float" office:value="5031">
                <text:p>5031</text:p>
              </table:table-cell>
              <table:table-cell office:value-type="float" office:value="12213">
                <text:p>1221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2575">
                <text:p>2575</text:p>
              </table:table-cell>
              <table:table-cell office:value-type="float" office:value="4477">
                <text:p>4477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2231">
                <text:p>2231</text:p>
              </table:table-cell>
              <table:table-cell office:value-type="float" office:value="3964">
                <text:p>3964</text:p>
              </table:table-cell>
              <table:table-cell office:value-type="float" office:value="12083">
                <text:p>1208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933">
                <text:p>1933</text:p>
              </table:table-cell>
              <table:table-cell office:value-type="float" office:value="3603">
                <text:p>3603</text:p>
              </table:table-cell>
              <table:table-cell office:value-type="float" office:value="12018">
                <text:p>1201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75">
                <text:p>1675</text:p>
              </table:table-cell>
              <table:table-cell office:value-type="float" office:value="3263">
                <text:p>3263</text:p>
              </table:table-cell>
              <table:table-cell office:value-type="float" office:value="11954">
                <text:p>119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52">
                <text:p>1452</text:p>
              </table:table-cell>
              <table:table-cell office:value-type="float" office:value="2950">
                <text:p>2950</text:p>
              </table:table-cell>
              <table:table-cell office:value-type="float" office:value="11890">
                <text:p>11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79.5">
                <text:p>6279.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30.33333333333">
                <text:p>613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3cm" svg:y="1.404cm" svg:width="30.896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1.4725">
                <text:p>11.472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2.3233333333333">
                <text:p>12.32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1cm" svg:y="1.352cm" svg:width="31.35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153791584208">
                <text:p>1.2715379158420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781882663908">
                <text:p>1.0478188266390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946887869335">
                <text:p>1.0494688786933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79579249276">
                <text:p>1.087957924927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826236489637">
                <text:p>1.1082623648963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9512245160735">
                <text:p>1.0951224516073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0515189329067">
                <text:p>1.1051518932906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532713143368">
                <text:p>1.0553271314336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555695049491">
                <text:p>1.0255569504949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7557217675632">
                <text:p>1.0755721767563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7044169824768">
                <text:p>1.0704416982476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089970164842">
                <text:p>1.0408997016484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711151738397">
                <text:p>1.0471115173839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6589216874729">
                <text:p>1.0658921687472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522189728226">
                <text:p>1.0452218972822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105706699864">
                <text:p>1.0310570669986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9048679159494">
                <text:p>1.0904867915949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411655824065">
                <text:p>1.1541165582406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20992524891879">
                <text:p>1.2099252489187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649469280961">
                <text:p>1.2164946928096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76552803912">
                <text:p>1.217655280391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993484193884">
                <text:p>1.1699348419388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4089103984779">
                <text:p>1.1408910398477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100070681495">
                <text:p>1.210007068149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1380990761982">
                <text:p>1.0138099076198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84285139057">
                <text:p>1.1548428513905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191734320615">
                <text:p>1.1019173432061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0663453409725">
                <text:p>0.98066345340972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9442656135898">
                <text:p>0.98944265613589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9690258908915">
                <text:p>0.99969025890891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191734320615">
                <text:p>1.1019173432061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4753754565552">
                <text:p>1.0475375456555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37971719462">
                <text:p>1.0163797171946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1989269142034">
                <text:p>0.98198926914203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16306130239">
                <text:p>1.021630613023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2428712018731">
                <text:p>0.98242871201873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205555075754">
                <text:p>1.052055550757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183605722863">
                <text:p>1.0518360572286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679370023875">
                <text:p>1.016793700238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209540217001">
                <text:p>0.989209540217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2831428773661">
                <text:p>0.99283142877366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462372298852">
                <text:p>1.0146237229885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741431460954">
                <text:p>1.0674143146095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783425165939841">
                <text:p>0.78342516593984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697904757899838">
                <text:p>0.69790475789983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4501087815588">
                <text:p>1.0450108781558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892226422523238">
                <text:p>0.89222642252323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3070427296374">
                <text:p>1.0307042729637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91185672864259">
                <text:p>0.99118567286425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776713908743">
                <text:p>0.95877671390874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54743168470108">
                <text:p>0.85474316847010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53809551035864">
                <text:p>0.95380955103586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480998238115172">
                <text:p>0.48099823811517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5750502336">
                <text:p>0.575050233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7235695659479">
                <text:p>0.98723569565947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4989186282757">
                <text:p>0.96498918628275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74601189886379">
                <text:p>0.974601189886379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617729249079263">
                <text:p>0.61772924907926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751648758359851">
                <text:p>0.75164875835985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795146656530131">
                <text:p>0.795146656530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5578742115882">
                <text:p>0.97557874211588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3080438865042">
                <text:p>0.97308043886504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16557727666195">
                <text:p>0.91655772766619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3378260030864">
                <text:p>0.97337826003086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48641899351767">
                <text:p>0.84864189935176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41164109274885">
                <text:p>0.84116410927488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87766408705845">
                <text:p>0.88776640870584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83792573696145">
                <text:p>0.883792573696145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.00213920331588">
                <text:p>1.0021392033158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77634730854108">
                <text:p>0.7763473085410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11627932778775">
                <text:p>0.81162793277877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87343210402835">
                <text:p>0.8734321040283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772757559231733">
                <text:p>0.77275755923173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865827773125948">
                <text:p>0.86582777312594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681338026867447">
                <text:p>0.681338026867447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58837541554394">
                <text:p>0.588375415543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493753189745179">
                <text:p>0.49375318974517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9768.25">
                <text:p>19768.2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9278">
                <text:p>19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